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6pt" fo:break-before="auto" style:use-optimal-row-height="true"/>
    </style:style>
    <style:style style:name="ro3" style:family="table-row">
      <style:table-row-properties style:row-height="13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5"/>
        <table:table-column table:style-name="co1" table:number-columns-repeated="515" table:default-cell-style-name="Default"/>
        <table:table-row table:style-name="ro1">
          <table:table-cell table:style-name="ce1" office:value-type="string" calcext:value-type="string">
            <text:p><text:a xlink:href="https://myanimelist.net/animelist/zZcelsuruZz?status=7&amp;order=1&amp;tag=" xlink:type="simple">Anime Title</text:a> </text:p>
          </table:table-cell>
          <table:table-cell office:value-type="string" calcext:value-type="string">
            <text:p><text:a xlink:href="https://myanimelist.net/animelist/zZcelsuruZz?status=7&amp;order=4&amp;tag=" xlink:type="simple">Score</text:a> </text:p>
          </table:table-cell>
          <table:table-cell office:value-type="string" calcext:value-type="string">
            <text:p><text:a xlink:href="https://myanimelist.net/animelist/zZcelsuruZz?status=7&amp;order=6&amp;tag=" xlink:type="simple">Type</text:a> </text:p>
          </table:table-cell>
          <table:table-cell office:value-type="string" calcext:value-type="string">
            <text:p><text:a xlink:href="https://myanimelist.net/animelist/zZcelsuruZz?status=7&amp;order=12&amp;tag=" xlink:type="simple">Progress</text:a> </text:p>
          </table:table-cell>
          <table:table-cell table:style-name="ce4" office:value-type="string" calcext:value-type="string">
            <text:p>Tags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31173/edit?hideLayout" xlink:type="simple">Edit</text:a> - <text:a xlink:href="javascript:void(0);" xlink:type="simple">More</text:a> <text:a xlink:href="https://myanimelist.net/anime/31173/Akagami_no_Shirayuki-hime_2nd_Season" xlink:type="simple">Akagami no Shirayuki-hime 2nd Season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8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812/edit?hideLayout" xlink:type="simple">Edit</text:a> - <text:a xlink:href="javascript:void(0);" xlink:type="simple">More</text:a> <text:a xlink:href="https://myanimelist.net/anime/812/Chikyuu_Shoujo_Arjuna" xlink:type="simple">Chikyuu Shoujo Arjuna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4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61/edit?hideLayout" xlink:type="simple">Edit</text:a> - <text:a xlink:href="javascript:void(0);" xlink:type="simple">More</text:a> <text:a xlink:href="https://myanimelist.net/anime/61/DNAngel" xlink:type="simple">D.N.Angel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5/2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3002/edit?hideLayout" xlink:type="simple">Edit</text:a> - <text:a xlink:href="javascript:void(0);" xlink:type="simple">More</text:a> <text:a xlink:href="https://myanimelist.net/anime/3002/Gyakkyou_Burai_Kaiji__Ultimate_Survivor" xlink:type="simple">Gyakkyou Burai Kaiji: Ultimate Survivor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3/2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24231/edit?hideLayout" xlink:type="simple">Edit</text:a> - <text:a xlink:href="javascript:void(0);" xlink:type="simple">More</text:a> <text:a xlink:href="https://myanimelist.net/anime/24231/Hitsugi_no_Chaika__Avenging_Battle" xlink:type="simple">Hitsugi no Chaika: Avenging Battle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/10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6045/edit?hideLayout" xlink:type="simple">Edit</text:a> - <text:a xlink:href="javascript:void(0);" xlink:type="simple">More</text:a> <text:a xlink:href="https://myanimelist.net/anime/6045/Kimi_ni_Todoke" xlink:type="simple">Kimi ni Todoke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0/2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034/edit?hideLayout" xlink:type="simple">Edit</text:a> - <text:a xlink:href="javascript:void(0);" xlink:type="simple">More</text:a> <text:a xlink:href="https://myanimelist.net/anime/2034/Lovely★Complex" xlink:type="simple">Lovely★Complex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9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7592/edit?hideLayout" xlink:type="simple">Edit</text:a> - <text:a xlink:href="javascript:void(0);" xlink:type="simple">More</text:a> <text:a xlink:href="https://myanimelist.net/anime/7592/Nurarihyon_no_Mago" xlink:type="simple">Nurarihyon no Mago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8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11499/edit?hideLayout" xlink:type="simple">Edit</text:a> - <text:a xlink:href="javascript:void(0);" xlink:type="simple">More</text:a> <text:a xlink:href="https://myanimelist.net/anime/11499/Sankarea" xlink:type="simple">Sankarea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1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959/edit?hideLayout" xlink:type="simple">Edit</text:a> - <text:a xlink:href="javascript:void(0);" xlink:type="simple">More</text:a> <text:a xlink:href="https://myanimelist.net/anime/959/Shin_Chou_Kyou_Ryo__Condor_Hero" xlink:type="simple">Shin Chou Kyou Ryo: Condor Hero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1881/edit?hideLayout" xlink:type="simple">Edit</text:a> - <text:a xlink:href="javascript:void(0);" xlink:type="simple">More</text:a> <text:a xlink:href="https://myanimelist.net/anime/21881/Sword_Art_Online_II" xlink:type="simple">Sword Art Online II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1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8311/edit?hideLayout" xlink:type="simple">Edit</text:a> - <text:a xlink:href="javascript:void(0);" xlink:type="simple">More</text:a> <text:a xlink:href="https://myanimelist.net/anime/8311/Tegamibachi_Reverse" xlink:type="simple">Tegamibachi Reverse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/2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00/edit?hideLayout" xlink:type="simple">Edit</text:a> - <text:a xlink:href="javascript:void(0);" xlink:type="simple">More</text:a> <text:a xlink:href="https://myanimelist.net/anime/200/Tenshi_na_Konamaiki" xlink:type="simple">Tenshi na Konamaiki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39/50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50/edit?hideLayout" xlink:type="simple">Edit</text:a> - <text:a xlink:href="javascript:void(0);" xlink:type="simple">More</text:a> <text:a xlink:href="https://myanimelist.net/anime/50/Aa_Megami-sama_TV" xlink:type="simple">Aa! Megami-sama! (TV)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880/edit?hideLayout" xlink:type="simple">Edit</text:a> - <text:a xlink:href="javascript:void(0);" xlink:type="simple">More</text:a> <text:a xlink:href="https://myanimelist.net/anime/880/Aa_Megami-sama__Sorezore_no_Tsubasa" xlink:type="simple">Aa! Megami-sama!: Sorezore no Tsubasa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2198/edit?hideLayout" xlink:type="simple">Edit</text:a> - <text:a xlink:href="javascript:void(0);" xlink:type="simple">More</text:a> <text:a xlink:href="https://myanimelist.net/anime/2198/Aa_Megami-sama__Sorezore_no_Tsubasa_Specials" xlink:type="simple">Aa! Megami-sama!: Sorezore no Tsubasa Specials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Specia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30123/edit?hideLayout" xlink:type="simple">Edit</text:a> - <text:a xlink:href="javascript:void(0);" xlink:type="simple">More</text:a> <text:a xlink:href="https://myanimelist.net/anime/30123/Akagami_no_Shirayuki-hime" xlink:type="simple">Akagami no Shirayuki-hime</text:a> </text:p>
          </table:table-cell>
          <table:table-cell office:value-type="string" calcext:value-type="string">
            <text:p><text:a xlink:href="javascript:void(0);" xlink:type="simple">7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47/edit?hideLayout" xlink:type="simple">Edit</text:a> - <text:a xlink:href="javascript:void(0);" xlink:type="simple">More</text:a> <text:a xlink:href="https://myanimelist.net/anime/47/Akira" xlink:type="simple">Akira</text:a> </text:p>
          </table:table-cell>
          <table:table-cell office:value-type="string" calcext:value-type="string">
            <text:p><text:a xlink:href="javascript:void(0);" xlink:type="simple">6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6547/edit?hideLayout" xlink:type="simple">Edit</text:a> - <text:a xlink:href="javascript:void(0);" xlink:type="simple">More</text:a> <text:a xlink:href="https://myanimelist.net/anime/6547/Angel_Beats" xlink:type="simple">Angel Beats!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5251/edit?hideLayout" xlink:type="simple">Edit</text:a> - <text:a xlink:href="javascript:void(0);" xlink:type="simple">More</text:a> <text:a xlink:href="https://myanimelist.net/anime/5251/Angel_Densetsu" xlink:type="simple">Angel Densets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OV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11111/edit?hideLayout" xlink:type="simple">Edit</text:a> - <text:a xlink:href="javascript:void(0);" xlink:type="simple">More</text:a> <text:a xlink:href="https://myanimelist.net/anime/11111/Another" xlink:type="simple">Another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150/edit?hideLayout" xlink:type="simple">Edit</text:a> - <text:a xlink:href="javascript:void(0);" xlink:type="simple">More</text:a> <text:a xlink:href="https://myanimelist.net/anime/150/Blood_" xlink:type="simple">Blood+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357/edit?hideLayout" xlink:type="simple">Edit</text:a> - <text:a xlink:href="javascript:void(0);" xlink:type="simple">More</text:a> <text:a xlink:href="https://myanimelist.net/anime/357/Bokusatsu_Tenshi_Dokuro-chan" xlink:type="simple">Bokusatsu Tenshi Dokuro-chan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OV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2131/edit?hideLayout" xlink:type="simple">Edit</text:a> - <text:a xlink:href="javascript:void(0);" xlink:type="simple">More</text:a> <text:a xlink:href="https://myanimelist.net/anime/2131/Bokusatsu_Tenshi_Dokuro-chan_2" xlink:type="simple">Bokusatsu Tenshi Dokuro-chan 2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OV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536/edit?hideLayout" xlink:type="simple">Edit</text:a> - <text:a xlink:href="javascript:void(0);" xlink:type="simple">More</text:a> <text:a xlink:href="https://myanimelist.net/anime/1536/Busou_Renkin" xlink:type="simple">Busou Renkin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59/edit?hideLayout" xlink:type="simple">Edit</text:a> - <text:a xlink:href="javascript:void(0);" xlink:type="simple">More</text:a> <text:a xlink:href="https://myanimelist.net/anime/59/Chobits" xlink:type="simple">Chobits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575/edit?hideLayout" xlink:type="simple">Edit</text:a> - <text:a xlink:href="javascript:void(0);" xlink:type="simple">More</text:a> <text:a xlink:href="https://myanimelist.net/anime/1575/Code_Geass__Hangyaku_no_Lelouch" xlink:type="simple">Code Geass: Hangyaku no Lelouch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0029/edit?hideLayout" xlink:type="simple">Edit</text:a> - <text:a xlink:href="javascript:void(0);" xlink:type="simple">More</text:a> <text:a xlink:href="https://myanimelist.net/anime/10029/Coquelicot-zaka_kara" xlink:type="simple">Coquelicot-zaka kara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/edit?hideLayout" xlink:type="simple">Edit</text:a> - <text:a xlink:href="javascript:void(0);" xlink:type="simple">More</text:a> <text:a xlink:href="https://myanimelist.net/anime/1/Cowboy_Bebop" xlink:type="simple">Cowboy Bebop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6880/edit?hideLayout" xlink:type="simple">Edit</text:a> - <text:a xlink:href="javascript:void(0);" xlink:type="simple">More</text:a> <text:a xlink:href="https://myanimelist.net/anime/6880/Deadman_Wonderland" xlink:type="simple">Deadman Wonderland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23/edit?hideLayout" xlink:type="simple">Edit</text:a> - <text:a xlink:href="javascript:void(0);" xlink:type="simple">More</text:a> <text:a xlink:href="https://myanimelist.net/anime/223/Dragon_Ball" xlink:type="simple">Dragon Ball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25/edit?hideLayout" xlink:type="simple">Edit</text:a> - <text:a xlink:href="javascript:void(0);" xlink:type="simple">More</text:a> <text:a xlink:href="https://myanimelist.net/anime/225/Dragon_Ball_GT" xlink:type="simple">Dragon Ball GT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987/edit?hideLayout" xlink:type="simple">Edit</text:a> - <text:a xlink:href="javascript:void(0);" xlink:type="simple">More</text:a> <text:a xlink:href="https://myanimelist.net/anime/987/Dragon_Ball_GT__Gokuu_Gaiden_Yuuki_no_Akashi_wa_Suushinchuu" xlink:type="simple">Dragon Ball GT: Gokuu Gaiden! Yuuki no Akashi wa Suushinchu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Speci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813/edit?hideLayout" xlink:type="simple">Edit</text:a> - <text:a xlink:href="javascript:void(0);" xlink:type="simple">More</text:a> <text:a xlink:href="https://myanimelist.net/anime/813/Dragon_Ball_Z" xlink:type="simple">Dragon Ball Z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4837/edit?hideLayout" xlink:type="simple">Edit</text:a> - <text:a xlink:href="javascript:void(0);" xlink:type="simple">More</text:a> <text:a xlink:href="https://myanimelist.net/anime/14837/Dragon_Ball_Z_Movie_14__Kami_to_Kami" xlink:type="simple">Dragon Ball Z Movie 14: Kami to Kami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28121/edit?hideLayout" xlink:type="simple">Edit</text:a> - <text:a xlink:href="javascript:void(0);" xlink:type="simple">More</text:a> <text:a xlink:href="https://myanimelist.net/anime/28121/Dungeon_ni_Deai_wo_Motomeru_no_wa_Machigatteiru_Darou_ka" xlink:type="simple">Dungeon ni Deai wo Motomeru no wa Machigatteiru Darou ka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030/edit?hideLayout" xlink:type="simple">Edit</text:a> - <text:a xlink:href="javascript:void(0);" xlink:type="simple">More</text:a> <text:a xlink:href="https://myanimelist.net/anime/2030/El_Cazador_de_la_Bruja" xlink:type="simple">El Cazador de la Bruja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226/edit?hideLayout" xlink:type="simple">Edit</text:a> - <text:a xlink:href="javascript:void(0);" xlink:type="simple">More</text:a> <text:a xlink:href="https://myanimelist.net/anime/226/Elfen_Lied" xlink:type="simple">Elfen Lied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376/edit?hideLayout" xlink:type="simple">Edit</text:a> - <text:a xlink:href="javascript:void(0);" xlink:type="simple">More</text:a> <text:a xlink:href="https://myanimelist.net/anime/376/Elfen_Lied__Tooriame_nite_Arui_wa_Shoujo_wa_Ikani_Shite_Sono_Shinjou_ni_Itatta_ka_-_Regenschauer" xlink:type="simple">Elfen Lied: Tooriame nite Arui wa, Shoujo wa Ikani Shite Sono Shinjou ni Itatta ka? - Regenschauer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Speci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250/edit?hideLayout" xlink:type="simple">Edit</text:a> - <text:a xlink:href="javascript:void(0);" xlink:type="simple">More</text:a> <text:a xlink:href="https://myanimelist.net/anime/1250/Erementar_Gerad" xlink:type="simple">Erementar Gerad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37/edit?hideLayout" xlink:type="simple">Edit</text:a> - <text:a xlink:href="javascript:void(0);" xlink:type="simple">More</text:a> <text:a xlink:href="https://myanimelist.net/anime/237/Eureka_Seven" xlink:type="simple">Eureka Seven</text:a> </text:p>
          </table:table-cell>
          <table:table-cell office:value-type="string" calcext:value-type="string">
            <text:p><text:a xlink:href="javascript:void(0);" xlink:type="simple">8 </text:a> </text:p>
          </table:table-cell>
          <table:table-cell office:value-type="string" calcext:value-type="string">
            <text:p>TV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890/edit?hideLayout" xlink:type="simple">Edit</text:a> - <text:a xlink:href="javascript:void(0);" xlink:type="simple">More</text:a> <text:a xlink:href="https://myanimelist.net/anime/2890/Gake_no_Ue_no_Ponyo" xlink:type="simple">Gake no Ue no Pony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829/edit?hideLayout" xlink:type="simple">Edit</text:a> - <text:a xlink:href="javascript:void(0);" xlink:type="simple">More</text:a> <text:a xlink:href="https://myanimelist.net/anime/1829/Gedo_Senki" xlink:type="simple">Gedo Senki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775/edit?hideLayout" xlink:type="simple">Edit</text:a> - <text:a xlink:href="javascript:void(0);" xlink:type="simple">More</text:a> <text:a xlink:href="https://myanimelist.net/anime/2775/Genocyber" xlink:type="simple">Genocyber</text:a> </text:p>
          </table:table-cell>
          <table:table-cell office:value-type="string" calcext:value-type="string">
            <text:p><text:a xlink:href="javascript:void(0);" xlink:type="simple">6 </text:a> </text:p>
          </table:table-cell>
          <table:table-cell office:value-type="string" calcext:value-type="string">
            <text:p>OV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4131/edit?hideLayout" xlink:type="simple">Edit</text:a> - <text:a xlink:href="javascript:void(0);" xlink:type="simple">More</text:a> <text:a xlink:href="https://myanimelist.net/anime/14131/Girls___Panzer" xlink:type="simple">Girls &amp; Panzer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242/edit?hideLayout" xlink:type="simple">Edit</text:a> - <text:a xlink:href="javascript:void(0);" xlink:type="simple">More</text:a> <text:a xlink:href="https://myanimelist.net/anime/242/Gokusen" xlink:type="simple">Gokusen</text:a> </text:p>
          </table:table-cell>
          <table:table-cell office:value-type="string" calcext:value-type="string">
            <text:p><text:a xlink:href="javascript:void(0);" xlink:type="simple">6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8425/edit?hideLayout" xlink:type="simple">Edit</text:a> - <text:a xlink:href="javascript:void(0);" xlink:type="simple">More</text:a> <text:a xlink:href="https://myanimelist.net/anime/8425/Gosick" xlink:type="simple">Gosick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245/edit?hideLayout" xlink:type="simple">Edit</text:a> - <text:a xlink:href="javascript:void(0);" xlink:type="simple">More</text:a> <text:a xlink:href="https://myanimelist.net/anime/245/Great_Teacher_Onizuka" xlink:type="simple">Great Teacher Onizuka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270/edit?hideLayout" xlink:type="simple">Edit</text:a> - <text:a xlink:href="javascript:void(0);" xlink:type="simple">More</text:a> <text:a xlink:href="https://myanimelist.net/anime/270/Hellsing" xlink:type="simple">Hellsing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5630/edit?hideLayout" xlink:type="simple">Edit</text:a> - <text:a xlink:href="javascript:void(0);" xlink:type="simple">More</text:a> <text:a xlink:href="https://myanimelist.net/anime/5630/Higashi_no_Eden" xlink:type="simple">Higashi no Ede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0853/edit?hideLayout" xlink:type="simple">Edit</text:a> - <text:a xlink:href="javascript:void(0);" xlink:type="simple">More</text:a> <text:a xlink:href="https://myanimelist.net/anime/20853/Hitsugi_no_Chaika" xlink:type="simple">Hitsugi no Chaika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431/edit?hideLayout" xlink:type="simple">Edit</text:a> - <text:a xlink:href="javascript:void(0);" xlink:type="simple">More</text:a> <text:a xlink:href="https://myanimelist.net/anime/431/Howl_no_Ugoku_Shiro" xlink:type="simple">Howl no Ugoku Shiro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1061/edit?hideLayout" xlink:type="simple">Edit</text:a> - <text:a xlink:href="javascript:void(0);" xlink:type="simple">More</text:a> <text:a xlink:href="https://myanimelist.net/anime/11061/Hunter_x_Hunter_2011" xlink:type="simple">Hunter x Hunter (2011)</text:a> </text:p>
          </table:table-cell>
          <table:table-cell office:value-type="string" calcext:value-type="string">
            <text:p><text:a xlink:href="javascript:void(0);" xlink:type="simple">6 </text:a> </text:p>
          </table:table-cell>
          <table:table-cell office:value-type="string" calcext:value-type="string">
            <text:p>TV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4719/edit?hideLayout" xlink:type="simple">Edit</text:a> - <text:a xlink:href="javascript:void(0);" xlink:type="simple">More</text:a> <text:a xlink:href="https://myanimelist.net/anime/14719/JoJo_no_Kimyou_na_Bouken_TV" xlink:type="simple">JoJo no Kimyou na Bouken (TV)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7054/edit?hideLayout" xlink:type="simple">Edit</text:a> - <text:a xlink:href="javascript:void(0);" xlink:type="simple">More</text:a> <text:a xlink:href="https://myanimelist.net/anime/7054/Kaichou_wa_Maid-sama" xlink:type="simple">Kaichou wa Maid-sama!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34933/edit?hideLayout" xlink:type="simple">Edit</text:a> - <text:a xlink:href="javascript:void(0);" xlink:type="simple">More</text:a> <text:a xlink:href="https://myanimelist.net/anime/34933/Kakegurui" xlink:type="simple">Kakegurui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4713/edit?hideLayout" xlink:type="simple">Edit</text:a> - <text:a xlink:href="javascript:void(0);" xlink:type="simple">More</text:a> <text:a xlink:href="https://myanimelist.net/anime/14713/Kamisama_Hajimemashita" xlink:type="simple">Kamisama Hajimemashita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004/edit?hideLayout" xlink:type="simple">Edit</text:a> - <text:a xlink:href="javascript:void(0);" xlink:type="simple">More</text:a> <text:a xlink:href="https://myanimelist.net/anime/1004/Kanojo_to_Kanojo_no_Neko" xlink:type="simple">Kanojo to Kanojo no Nek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OV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7711/edit?hideLayout" xlink:type="simple">Edit</text:a> - <text:a xlink:href="javascript:void(0);" xlink:type="simple">More</text:a> <text:a xlink:href="https://myanimelist.net/anime/7711/Karigurashi_no_Arrietty" xlink:type="simple">Karigurashi no Arrietty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469/edit?hideLayout" xlink:type="simple">Edit</text:a> - <text:a xlink:href="javascript:void(0);" xlink:type="simple">More</text:a> <text:a xlink:href="https://myanimelist.net/anime/469/Karin" xlink:type="simple">Kari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6594/edit?hideLayout" xlink:type="simple">Edit</text:a> - <text:a xlink:href="javascript:void(0);" xlink:type="simple">More</text:a> <text:a xlink:href="https://myanimelist.net/anime/6594/Katanagatari" xlink:type="simple">Katanagatari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572/edit?hideLayout" xlink:type="simple">Edit</text:a> - <text:a xlink:href="javascript:void(0);" xlink:type="simple">More</text:a> <text:a xlink:href="https://myanimelist.net/anime/572/Kaze_no_Tani_no_Nausicaä" xlink:type="simple">Kaze no Tani no Nausicaä</text:a> </text:p>
          </table:table-cell>
          <table:table-cell office:value-type="string" calcext:value-type="string">
            <text:p><text:a xlink:href="javascript:void(0);" xlink:type="simple">7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33206/edit?hideLayout" xlink:type="simple">Edit</text:a> - <text:a xlink:href="javascript:void(0);" xlink:type="simple">More</text:a> <text:a xlink:href="https://myanimelist.net/anime/33206/Kobayashi-san_Chi_no_Maid_Dragon" xlink:type="simple">Kobayashi-san Chi no Maid Drago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30831/edit?hideLayout" xlink:type="simple">Edit</text:a> - <text:a xlink:href="javascript:void(0);" xlink:type="simple">More</text:a> <text:a xlink:href="https://myanimelist.net/anime/30831/Kono_Subarashii_Sekai_ni_Shukufuku_wo" xlink:type="simple">Kono Subarashii Sekai ni Shukufuku wo!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416/edit?hideLayout" xlink:type="simple">Edit</text:a> - <text:a xlink:href="javascript:void(0);" xlink:type="simple">More</text:a> <text:a xlink:href="https://myanimelist.net/anime/416/Kurenai_no_Buta" xlink:type="simple">Kurenai no Buta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33489/edit?hideLayout" xlink:type="simple">Edit</text:a> - <text:a xlink:href="javascript:void(0);" xlink:type="simple">More</text:a> <text:a xlink:href="https://myanimelist.net/anime/33489/Little_Witch_Academia_TV" xlink:type="simple">Little Witch Academia (TV)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7265/edit?hideLayout" xlink:type="simple">Edit</text:a> - <text:a xlink:href="javascript:void(0);" xlink:type="simple">More</text:a> <text:a xlink:href="https://myanimelist.net/anime/17265/Log_Horizon" xlink:type="simple">Log Horizo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430/edit?hideLayout" xlink:type="simple">Edit</text:a> - <text:a xlink:href="javascript:void(0);" xlink:type="simple">More</text:a> <text:a xlink:href="https://myanimelist.net/anime/1430/Lupin_III__Cagliostro_no_Shiro" xlink:type="simple">Lupin III: Cagliostro no Shiro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8115/edit?hideLayout" xlink:type="simple">Edit</text:a> - <text:a xlink:href="javascript:void(0);" xlink:type="simple">More</text:a> <text:a xlink:href="https://myanimelist.net/anime/18115/Magi__The_Kingdom_of_Magic" xlink:type="simple">Magi: The Kingdom of Magic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4513/edit?hideLayout" xlink:type="simple">Edit</text:a> - <text:a xlink:href="javascript:void(0);" xlink:type="simple">More</text:a> <text:a xlink:href="https://myanimelist.net/anime/14513/Magi__The_Labyrinth_of_Magic" xlink:type="simple">Magi: The Labyrinth of Magic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9756/edit?hideLayout" xlink:type="simple">Edit</text:a> - <text:a xlink:href="javascript:void(0);" xlink:type="simple">More</text:a> <text:a xlink:href="https://myanimelist.net/anime/9756/Mahou_Shoujo_Madoka★Magica" xlink:type="simple">Mahou Shoujo Madoka★Magica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512/edit?hideLayout" xlink:type="simple">Edit</text:a> - <text:a xlink:href="javascript:void(0);" xlink:type="simple">More</text:a> <text:a xlink:href="https://myanimelist.net/anime/512/Majo_no_Takkyuubin" xlink:type="simple">Majo no Takkyuubi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330/edit?hideLayout" xlink:type="simple">Edit</text:a> - <text:a xlink:href="javascript:void(0);" xlink:type="simple">More</text:a> <text:a xlink:href="https://myanimelist.net/anime/330/Midori_no_Hibi" xlink:type="simple">Midori no Hibi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585/edit?hideLayout" xlink:type="simple">Edit</text:a> - <text:a xlink:href="javascript:void(0);" xlink:type="simple">More</text:a> <text:a xlink:href="https://myanimelist.net/anime/585/Mimi_wo_Sumaseba" xlink:type="simple">Mimi wo Sumaseba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5315/edit?hideLayout" xlink:type="simple">Edit</text:a> - <text:a xlink:href="javascript:void(0);" xlink:type="simple">More</text:a> <text:a xlink:href="https://myanimelist.net/anime/15315/Mondaiji-tachi_ga_Isekai_kara_Kuru_Sou_Desu_yo" xlink:type="simple">Mondaiji-tachi ga Isekai kara Kuru Sou Desu yo?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64/edit?hideLayout" xlink:type="simple">Edit</text:a> - <text:a xlink:href="javascript:void(0);" xlink:type="simple">More</text:a> <text:a xlink:href="https://myanimelist.net/anime/164/Mononoke_Hime" xlink:type="simple">Mononoke Hime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2467/edit?hideLayout" xlink:type="simple">Edit</text:a> - <text:a xlink:href="javascript:void(0);" xlink:type="simple">More</text:a> <text:a xlink:href="https://myanimelist.net/anime/12467/Nazo_no_Kanojo_X" xlink:type="simple">Nazo no Kanojo X</text:a> </text:p>
          </table:table-cell>
          <table:table-cell office:value-type="string" calcext:value-type="string">
            <text:p><text:a xlink:href="javascript:void(0);" xlink:type="simple">6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30/edit?hideLayout" xlink:type="simple">Edit</text:a> - <text:a xlink:href="javascript:void(0);" xlink:type="simple">More</text:a> <text:a xlink:href="https://myanimelist.net/anime/30/Neon_Genesis_Evangelion" xlink:type="simple">Neon Genesis Evangelio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9815/edit?hideLayout" xlink:type="simple">Edit</text:a> - <text:a xlink:href="javascript:void(0);" xlink:type="simple">More</text:a> <text:a xlink:href="https://myanimelist.net/anime/19815/No_Game_No_Life" xlink:type="simple">No Game No Life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3467/edit?hideLayout" xlink:type="simple">Edit</text:a> - <text:a xlink:href="javascript:void(0);" xlink:type="simple">More</text:a> <text:a xlink:href="https://myanimelist.net/anime/3467/Nogizaka_Haruka_no_Himitsu" xlink:type="simple">Nogizaka Haruka no Himits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029/edit?hideLayout" xlink:type="simple">Edit</text:a> - <text:a xlink:href="javascript:void(0);" xlink:type="simple">More</text:a> <text:a xlink:href="https://myanimelist.net/anime/1029/Omoide_Poroporo" xlink:type="simple">Omoide Poroporo</text:a> </text:p>
          </table:table-cell>
          <table:table-cell office:value-type="string" calcext:value-type="string">
            <text:p><text:a xlink:href="javascript:void(0);" xlink:type="simple">6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2355/edit?hideLayout" xlink:type="simple">Edit</text:a> - <text:a xlink:href="javascript:void(0);" xlink:type="simple">More</text:a> <text:a xlink:href="https://myanimelist.net/anime/12355/Ookami_Kodomo_no_Ame_to_Yuki" xlink:type="simple">Ookami Kodomo no Ame to Yuki</text:a> </text:p>
          </table:table-cell>
          <table:table-cell office:value-type="string" calcext:value-type="string">
            <text:p><text:a xlink:href="javascript:void(0);" xlink:type="simple">7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2966/edit?hideLayout" xlink:type="simple">Edit</text:a> - <text:a xlink:href="javascript:void(0);" xlink:type="simple">More</text:a> <text:a xlink:href="https://myanimelist.net/anime/2966/Ookami_to_Koushinryou" xlink:type="simple">Ookami to Koushinryo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5341/edit?hideLayout" xlink:type="simple">Edit</text:a> - <text:a xlink:href="javascript:void(0);" xlink:type="simple">More</text:a> <text:a xlink:href="https://myanimelist.net/anime/5341/Ookami_to_Koushinryou_II" xlink:type="simple">Ookami to Koushinryou II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8297/edit?hideLayout" xlink:type="simple">Edit</text:a> - <text:a xlink:href="javascript:void(0);" xlink:type="simple">More</text:a> <text:a xlink:href="https://myanimelist.net/anime/28297/Ore_Monogatari" xlink:type="simple">Ore Monogatari!!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853/edit?hideLayout" xlink:type="simple">Edit</text:a> - <text:a xlink:href="javascript:void(0);" xlink:type="simple">More</text:a> <text:a xlink:href="https://myanimelist.net/anime/853/Ouran_Koukou_Host_Club" xlink:type="simple">Ouran Koukou Host Club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29803/edit?hideLayout" xlink:type="simple">Edit</text:a> - <text:a xlink:href="javascript:void(0);" xlink:type="simple">More</text:a> <text:a xlink:href="https://myanimelist.net/anime/29803/Overlord" xlink:type="simple">Overlord</text:a> </text:p>
          </table:table-cell>
          <table:table-cell office:value-type="string" calcext:value-type="string">
            <text:p><text:a xlink:href="javascript:void(0);" xlink:type="simple">6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31138/edit?hideLayout" xlink:type="simple">Edit</text:a> - <text:a xlink:href="javascript:void(0);" xlink:type="simple">More</text:a> <text:a xlink:href="https://myanimelist.net/anime/31138/Overlord__Ple_Ple_Pleiades" xlink:type="simple">Overlord: Ple Ple Pleiades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Specia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35240/edit?hideLayout" xlink:type="simple">Edit</text:a> - <text:a xlink:href="javascript:void(0);" xlink:type="simple">More</text:a> <text:a xlink:href="https://myanimelist.net/anime/35240/Princess_Principal" xlink:type="simple">Princess Principal</text:a> </text:p>
          </table:table-cell>
          <table:table-cell office:value-type="string" calcext:value-type="string">
            <text:p><text:a xlink:href="javascript:void(0);" xlink:type="simple">6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31240/edit?hideLayout" xlink:type="simple">Edit</text:a> - <text:a xlink:href="javascript:void(0);" xlink:type="simple">More</text:a> <text:a xlink:href="https://myanimelist.net/anime/31240/Re_Zero_kara_Hajimeru_Isekai_Seikatsu" xlink:type="simple">Re:Zero kara Hajimeru Isekai Seikats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5771/edit?hideLayout" xlink:type="simple">Edit</text:a> - <text:a xlink:href="javascript:void(0);" xlink:type="simple">More</text:a> <text:a xlink:href="https://myanimelist.net/anime/15771/Saint☆Oniisan_Movie" xlink:type="simple">Saint☆Oniisan (Movie)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67/edit?hideLayout" xlink:type="simple">Edit</text:a> - <text:a xlink:href="javascript:void(0);" xlink:type="simple">More</text:a> <text:a xlink:href="https://myanimelist.net/anime/167/Scrapped_Princess" xlink:type="simple">Scrapped Princess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99/edit?hideLayout" xlink:type="simple">Edit</text:a> - <text:a xlink:href="javascript:void(0);" xlink:type="simple">More</text:a> <text:a xlink:href="https://myanimelist.net/anime/199/Sen_to_Chihiro_no_Kamikakushi" xlink:type="simple">Sen to Chihiro no Kamikakushi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54/edit?hideLayout" xlink:type="simple">Edit</text:a> - <text:a xlink:href="javascript:void(0);" xlink:type="simple">More</text:a> <text:a xlink:href="https://myanimelist.net/anime/154/Shaman_King" xlink:type="simple">Shaman King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559/edit?hideLayout" xlink:type="simple">Edit</text:a> - <text:a xlink:href="javascript:void(0);" xlink:type="simple">More</text:a> <text:a xlink:href="https://myanimelist.net/anime/1559/Shijou_Saikyou_no_Deshi_Kenichi" xlink:type="simple">Shijou Saikyou no Deshi Kenichi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6498/edit?hideLayout" xlink:type="simple">Edit</text:a> - <text:a xlink:href="javascript:void(0);" xlink:type="simple">More</text:a> <text:a xlink:href="https://myanimelist.net/anime/16498/Shingeki_no_Kyojin" xlink:type="simple">Shingeki no Kyoji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534/edit?hideLayout" xlink:type="simple">Edit</text:a> - <text:a xlink:href="javascript:void(0);" xlink:type="simple">More</text:a> <text:a xlink:href="https://myanimelist.net/anime/534/Slayers" xlink:type="simple">Slayers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535/edit?hideLayout" xlink:type="simple">Edit</text:a> - <text:a xlink:href="javascript:void(0);" xlink:type="simple">More</text:a> <text:a xlink:href="https://myanimelist.net/anime/535/Slayers_Next" xlink:type="simple">Slayers Next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172/edit?hideLayout" xlink:type="simple">Edit</text:a> - <text:a xlink:href="javascript:void(0);" xlink:type="simple">More</text:a> <text:a xlink:href="https://myanimelist.net/anime/1172/Slayers_Try" xlink:type="simple">Slayers Try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22101/edit?hideLayout" xlink:type="simple">Edit</text:a> - <text:a xlink:href="javascript:void(0);" xlink:type="simple">More</text:a> <text:a xlink:href="https://myanimelist.net/anime/22101/Soredemo_Sekai_wa_Utsukushii" xlink:type="simple">Soredemo Sekai wa Utsukushii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5681/edit?hideLayout" xlink:type="simple">Edit</text:a> - <text:a xlink:href="javascript:void(0);" xlink:type="simple">More</text:a> <text:a xlink:href="https://myanimelist.net/anime/5681/Summer_Wars" xlink:type="simple">Summer Wars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1757/edit?hideLayout" xlink:type="simple">Edit</text:a> - <text:a xlink:href="javascript:void(0);" xlink:type="simple">More</text:a> <text:a xlink:href="https://myanimelist.net/anime/11757/Sword_Art_Online" xlink:type="simple">Sword Art Online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30911/edit?hideLayout" xlink:type="simple">Edit</text:a> - <text:a xlink:href="javascript:void(0);" xlink:type="simple">More</text:a> <text:a xlink:href="https://myanimelist.net/anime/30911/Tales_of_Zestiria_the_X" xlink:type="simple">Tales of Zestiria the X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33558/edit?hideLayout" xlink:type="simple">Edit</text:a> - <text:a xlink:href="javascript:void(0);" xlink:type="simple">More</text:a> <text:a xlink:href="https://myanimelist.net/anime/33558/Tales_of_Zestiria_the_X__Saiyaku_no_Jidai" xlink:type="simple">Tales of Zestiria the X: Saiyaku no Jidai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Speci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407/edit?hideLayout" xlink:type="simple">Edit</text:a> - <text:a xlink:href="javascript:void(0);" xlink:type="simple">More</text:a> <text:a xlink:href="https://myanimelist.net/anime/407/Tantei_Gakuen_Q" xlink:type="simple">Tantei Gakuen Q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6444/edit?hideLayout" xlink:type="simple">Edit</text:a> - <text:a xlink:href="javascript:void(0);" xlink:type="simple">More</text:a> <text:a xlink:href="https://myanimelist.net/anime/6444/Tegamibachi" xlink:type="simple">Tegamibachi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82/edit?hideLayout" xlink:type="simple">Edit</text:a> - <text:a xlink:href="javascript:void(0);" xlink:type="simple">More</text:a> <text:a xlink:href="https://myanimelist.net/anime/182/Tenkuu_no_Escaflowne" xlink:type="simple">Tenkuu no Escaflowne</text:a> </text:p>
          </table:table-cell>
          <table:table-cell office:value-type="string" calcext:value-type="string">
            <text:p><text:a xlink:href="javascript:void(0);" xlink:type="simple">6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513/edit?hideLayout" xlink:type="simple">Edit</text:a> - <text:a xlink:href="javascript:void(0);" xlink:type="simple">More</text:a> <text:a xlink:href="https://myanimelist.net/anime/513/Tenkuu_no_Shiro_Laputa" xlink:type="simple">Tenkuu no Shiro Laputa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4654/edit?hideLayout" xlink:type="simple">Edit</text:a> - <text:a xlink:href="javascript:void(0);" xlink:type="simple">More</text:a> <text:a xlink:href="https://myanimelist.net/anime/4654/Toaru_Majutsu_no_Index" xlink:type="simple">Toaru Majutsu no Index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2236/edit?hideLayout" xlink:type="simple">Edit</text:a> - <text:a xlink:href="javascript:void(0);" xlink:type="simple">More</text:a> <text:a xlink:href="https://myanimelist.net/anime/2236/Toki_wo_Kakeru_Shoujo" xlink:type="simple">Toki wo Kakeru Shouj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523/edit?hideLayout" xlink:type="simple">Edit</text:a> - <text:a xlink:href="javascript:void(0);" xlink:type="simple">More</text:a> <text:a xlink:href="https://myanimelist.net/anime/523/Tonari_no_Totoro" xlink:type="simple">Tonari no Totoro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4224/edit?hideLayout" xlink:type="simple">Edit</text:a> - <text:a xlink:href="javascript:void(0);" xlink:type="simple">More</text:a> <text:a xlink:href="https://myanimelist.net/anime/4224/Toradora" xlink:type="simple">Toradora!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7/edit?hideLayout" xlink:type="simple">Edit</text:a> - <text:a xlink:href="javascript:void(0);" xlink:type="simple">More</text:a> <text:a xlink:href="https://myanimelist.net/anime/27/Trinity_Blood" xlink:type="simple">Trinity Blood</text:a> </text:p>
          </table:table-cell>
          <table:table-cell office:value-type="string" calcext:value-type="string">
            <text:p><text:a xlink:href="javascript:void(0);" xlink:type="simple">7 </text:a> </text:p>
          </table:table-cell>
          <table:table-cell office:value-type="string" calcext:value-type="string">
            <text:p>TV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5365/edit?hideLayout" xlink:type="simple">Edit</text:a> - <text:a xlink:href="javascript:void(0);" xlink:type="simple">More</text:a> <text:a xlink:href="https://myanimelist.net/anime/5365/Tsumiki_no_Ie" xlink:type="simple">Tsumiki no Ie</text:a> </text:p>
          </table:table-cell>
          <table:table-cell office:value-type="string" calcext:value-type="string">
            <text:p><text:a xlink:href="javascript:void(0);" xlink:type="simple">10 </text:a> </text:p>
          </table:table-cell>
          <table:table-cell office:value-type="string" calcext:value-type="string">
            <text:p>Movi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743/edit?hideLayout" xlink:type="simple">Edit</text:a> - <text:a xlink:href="javascript:void(0);" xlink:type="simple">More</text:a> <text:a xlink:href="https://myanimelist.net/anime/743/Umi_ga_Kikoeru" xlink:type="simple">Umi ga Kikoer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Speci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1085/edit?hideLayout" xlink:type="simple">Edit</text:a> - <text:a xlink:href="javascript:void(0);" xlink:type="simple">More</text:a> <text:a xlink:href="https://myanimelist.net/anime/21085/Witch_Craft_Works" xlink:type="simple">Witch Craft Works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20053/edit?hideLayout" xlink:type="simple">Edit</text:a> - <text:a xlink:href="javascript:void(0);" xlink:type="simple">More</text:a> <text:a xlink:href="https://myanimelist.net/anime/20053/Wizard_Barristers__Benmashi_Cecil" xlink:type="simple">Wizard Barristers: Benmashi Cecil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02/edit?hideLayout" xlink:type="simple">Edit</text:a> - <text:a xlink:href="javascript:void(0);" xlink:type="simple">More</text:a> <text:a xlink:href="https://myanimelist.net/anime/202/Wolfs_Rain" xlink:type="simple">Wolf's Rain</text:a> </text:p>
          </table:table-cell>
          <table:table-cell office:value-type="string" calcext:value-type="string">
            <text:p><text:a xlink:href="javascript:void(0);" xlink:type="simple">5 </text:a> </text:p>
          </table:table-cell>
          <table:table-cell office:value-type="string" calcext:value-type="string">
            <text:p>TV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35507/edit?hideLayout" xlink:type="simple">Edit</text:a> - <text:a xlink:href="javascript:void(0);" xlink:type="simple">More</text:a> <text:a xlink:href="https://myanimelist.net/anime/35507/Youkoso_Jitsuryoku_Shijou_Shugi_no_Kyoushitsu_e_TV" xlink:type="simple">Youkoso Jitsuryoku Shijou Shugi no Kyoushitsu e (TV)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392/edit?hideLayout" xlink:type="simple">Edit</text:a> - <text:a xlink:href="javascript:void(0);" xlink:type="simple">More</text:a> <text:a xlink:href="https://myanimelist.net/anime/392/Yuu☆Yuu☆Hakusho" xlink:type="simple">Yuu☆Yuu☆Hakush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195/edit?hideLayout" xlink:type="simple">Edit</text:a> - <text:a xlink:href="javascript:void(0);" xlink:type="simple">More</text:a> <text:a xlink:href="https://myanimelist.net/anime/1195/Zero_no_Tsukaima" xlink:type="simple">Zero no Tsukaima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5/edit?hideLayout" xlink:type="simple">Edit</text:a> - <text:a xlink:href="javascript:void(0);" xlink:type="simple">More</text:a> <text:a xlink:href="https://myanimelist.net/anime/15/Eyeshield_21" xlink:type="simple">Eyeshield 21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74/14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571/edit?hideLayout" xlink:type="simple">Edit</text:a> - <text:a xlink:href="javascript:void(0);" xlink:type="simple">More</text:a> <text:a xlink:href="https://myanimelist.net/anime/1571/Ghost_Hunt" xlink:type="simple">Ghost Hunt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4/2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0357/edit?hideLayout" xlink:type="simple">Edit</text:a> - <text:a xlink:href="javascript:void(0);" xlink:type="simple">More</text:a> <text:a xlink:href="https://myanimelist.net/anime/10357/Jinrui_wa_Suitai_Shimashita" xlink:type="simple">Jinrui wa Suitai Shimashita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5678/edit?hideLayout" xlink:type="simple">Edit</text:a> - <text:a xlink:href="javascript:void(0);" xlink:type="simple">More</text:a> <text:a xlink:href="https://myanimelist.net/anime/5678/Kobato" xlink:type="simple">Kobato.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3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28423/edit?hideLayout" xlink:type="simple">Edit</text:a> - <text:a xlink:href="javascript:void(0);" xlink:type="simple">More</text:a> <text:a xlink:href="https://myanimelist.net/anime/28423/Kyoukai_no_Rinne_TV" xlink:type="simple">Kyoukai no Rinne (TV)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9/2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38/edit?hideLayout" xlink:type="simple">Edit</text:a> - <text:a xlink:href="javascript:void(0);" xlink:type="simple">More</text:a> <text:a xlink:href="https://myanimelist.net/anime/238/Rekka_no_Honoo" xlink:type="simple">Rekka no Honoo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31/4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3470/edit?hideLayout" xlink:type="simple">Edit</text:a> - <text:a xlink:href="javascript:void(0);" xlink:type="simple">More</text:a> <text:a xlink:href="https://myanimelist.net/anime/3470/Special_A" xlink:type="simple">Special A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8449/edit?hideLayout" xlink:type="simple">Edit</text:a> - <text:a xlink:href="javascript:void(0);" xlink:type="simple">More</text:a> <text:a xlink:href="https://myanimelist.net/anime/8449/Togainu_no_Chi" xlink:type="simple">Togainu no Chi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4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003/edit?hideLayout" xlink:type="simple">Edit</text:a> - <text:a xlink:href="javascript:void(0);" xlink:type="simple">More</text:a> <text:a xlink:href="https://myanimelist.net/anime/1003/Aa_Megami-sama_TV_Specials" xlink:type="simple">Aa! Megami-sama! (TV) Specials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Special </text:p>
          </table:table-cell>
          <table:table-cell office:value-type="string" calcext:value-type="string">
            <text:p><text:a xlink:href="javascript:void(0);" xlink:type="simple">2/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1759/edit?hideLayout" xlink:type="simple">Edit</text:a> - <text:a xlink:href="javascript:void(0);" xlink:type="simple">More</text:a> <text:a xlink:href="https://myanimelist.net/anime/11759/Accel_World" xlink:type="simple">Accel World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7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6201/edit?hideLayout" xlink:type="simple">Edit</text:a> - <text:a xlink:href="javascript:void(0);" xlink:type="simple">More</text:a> <text:a xlink:href="https://myanimelist.net/anime/16201/Aku_no_Hana" xlink:type="simple">Aku no Hana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351/edit?hideLayout" xlink:type="simple">Edit</text:a> - <text:a xlink:href="javascript:void(0);" xlink:type="simple">More</text:a> <text:a xlink:href="https://myanimelist.net/anime/1351/Angel_Cop" xlink:type="simple">Angel Cop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OVA </text:p>
          </table:table-cell>
          <table:table-cell office:value-type="string" calcext:value-type="string">
            <text:p><text:a xlink:href="javascript:void(0);" xlink:type="simple">-/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2251/edit?hideLayout" xlink:type="simple">Edit</text:a> - <text:a xlink:href="javascript:void(0);" xlink:type="simple">More</text:a> <text:a xlink:href="https://myanimelist.net/anime/2251/Baccano" xlink:type="simple">Baccano!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6347/edit?hideLayout" xlink:type="simple">Edit</text:a> - <text:a xlink:href="javascript:void(0);" xlink:type="simple">More</text:a> <text:a xlink:href="https://myanimelist.net/anime/6347/Baka_to_Test_to_Shoukanjuu" xlink:type="simple">Baka to Test to Shoukanju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6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5081/edit?hideLayout" xlink:type="simple">Edit</text:a> - <text:a xlink:href="javascript:void(0);" xlink:type="simple">More</text:a> <text:a xlink:href="https://myanimelist.net/anime/5081/Bakemonogatari" xlink:type="simple">Bakemonogatari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269/edit?hideLayout" xlink:type="simple">Edit</text:a> - <text:a xlink:href="javascript:void(0);" xlink:type="simple">More</text:a> <text:a xlink:href="https://myanimelist.net/anime/269/Bleach" xlink:type="simple">Bleach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29/36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0800/edit?hideLayout" xlink:type="simple">Edit</text:a> - <text:a xlink:href="javascript:void(0);" xlink:type="simple">More</text:a> <text:a xlink:href="https://myanimelist.net/anime/10800/Chihayafuru" xlink:type="simple">Chihayafur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4/2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4741/edit?hideLayout" xlink:type="simple">Edit</text:a> - <text:a xlink:href="javascript:void(0);" xlink:type="simple">More</text:a> <text:a xlink:href="https://myanimelist.net/anime/14741/Chuunibyou_demo_Koi_ga_Shitai" xlink:type="simple">Chuunibyou demo Koi ga Shitai!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2167/edit?hideLayout" xlink:type="simple">Edit</text:a> - <text:a xlink:href="javascript:void(0);" xlink:type="simple">More</text:a> <text:a xlink:href="https://myanimelist.net/anime/2167/Clannad" xlink:type="simple">Clannad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2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25731/edit?hideLayout" xlink:type="simple">Edit</text:a> - <text:a xlink:href="javascript:void(0);" xlink:type="simple">More</text:a> <text:a xlink:href="https://myanimelist.net/anime/25731/Cross_Ange__Tenshi_to_Ryuu_no_Rondo" xlink:type="simple">Cross Ange: Tenshi to Ryuu no Rondo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2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6355/edit?hideLayout" xlink:type="simple">Edit</text:a> - <text:a xlink:href="javascript:void(0);" xlink:type="simple">More</text:a> <text:a xlink:href="https://myanimelist.net/anime/16355/Dansai_Bunri_no_Crime_Edge" xlink:type="simple">Dansai Bunri no Crime Edge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235/edit?hideLayout" xlink:type="simple">Edit</text:a> - <text:a xlink:href="javascript:void(0);" xlink:type="simple">More</text:a> <text:a xlink:href="https://myanimelist.net/anime/235/Detective_Conan" xlink:type="simple">Detective Conan</text:a> Airing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7/-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7513/edit?hideLayout" xlink:type="simple">Edit</text:a> - <text:a xlink:href="javascript:void(0);" xlink:type="simple">More</text:a> <text:a xlink:href="https://myanimelist.net/anime/17513/Diabolik_Lovers" xlink:type="simple">Diabolik Lovers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10155/edit?hideLayout" xlink:type="simple">Edit</text:a> - <text:a xlink:href="javascript:void(0);" xlink:type="simple">More</text:a> <text:a xlink:href="https://myanimelist.net/anime/10155/Dog_Days" xlink:type="simple">Dog Days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0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2471/edit?hideLayout" xlink:type="simple">Edit</text:a> - <text:a xlink:href="javascript:void(0);" xlink:type="simple">More</text:a> <text:a xlink:href="https://myanimelist.net/anime/12471/Eureka_Seven_AO" xlink:type="simple">Eureka Seven AO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6702/edit?hideLayout" xlink:type="simple">Edit</text:a> - <text:a xlink:href="javascript:void(0);" xlink:type="simple">More</text:a> <text:a xlink:href="https://myanimelist.net/anime/6702/Fairy_Tail" xlink:type="simple">Fairy Tail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5/17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23/edit?hideLayout" xlink:type="simple">Edit</text:a> - <text:a xlink:href="javascript:void(0);" xlink:type="simple">More</text:a> <text:a xlink:href="https://myanimelist.net/anime/123/Fushigi_Yuugi" xlink:type="simple">Fushigi Yuugi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2/5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603/edit?hideLayout" xlink:type="simple">Edit</text:a> - <text:a xlink:href="javascript:void(0);" xlink:type="simple">More</text:a> <text:a xlink:href="https://myanimelist.net/anime/603/Futari_wa_Precure" xlink:type="simple">Futari wa Precure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4/49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32/edit?hideLayout" xlink:type="simple">Edit</text:a> - <text:a xlink:href="javascript:void(0);" xlink:type="simple">More</text:a> <text:a xlink:href="https://myanimelist.net/anime/132/GetBackers" xlink:type="simple">GetBackers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8/49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706/edit?hideLayout" xlink:type="simple">Edit</text:a> - <text:a xlink:href="javascript:void(0);" xlink:type="simple">More</text:a> <text:a xlink:href="https://myanimelist.net/anime/1706/Gun_Frontier" xlink:type="simple">Gun Frontier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411/edit?hideLayout" xlink:type="simple">Edit</text:a> - <text:a xlink:href="javascript:void(0);" xlink:type="simple">More</text:a> <text:a xlink:href="https://myanimelist.net/anime/411/Gun_x_Sword" xlink:type="simple">Gun x Sword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1/2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34/edit?hideLayout" xlink:type="simple">Edit</text:a> - <text:a xlink:href="javascript:void(0);" xlink:type="simple">More</text:a> <text:a xlink:href="https://myanimelist.net/anime/134/Gunslinger_Girl" xlink:type="simple">Gunslinger Girl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650/edit?hideLayout" xlink:type="simple">Edit</text:a> - <text:a xlink:href="javascript:void(0);" xlink:type="simple">More</text:a> <text:a xlink:href="https://myanimelist.net/anime/650/Gunsmith_Cats" xlink:type="simple">Gunsmith Cats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OVA </text:p>
          </table:table-cell>
          <table:table-cell office:value-type="string" calcext:value-type="string">
            <text:p><text:a xlink:href="javascript:void(0);" xlink:type="simple">1/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63/edit?hideLayout" xlink:type="simple">Edit</text:a> - <text:a xlink:href="javascript:void(0);" xlink:type="simple">More</text:a> <text:a xlink:href="https://myanimelist.net/anime/263/Hajime_no_Ippo" xlink:type="simple">Hajime no Ipp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7/7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5060/edit?hideLayout" xlink:type="simple">Edit</text:a> - <text:a xlink:href="javascript:void(0);" xlink:type="simple">More</text:a> <text:a xlink:href="https://myanimelist.net/anime/5060/Hetalia_Axis_Powers" xlink:type="simple">Hetalia Axis Powers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ONA </text:p>
          </table:table-cell>
          <table:table-cell office:value-type="string" calcext:value-type="string">
            <text:p><text:a xlink:href="javascript:void(0);" xlink:type="simple">-/5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1617/edit?hideLayout" xlink:type="simple">Edit</text:a> - <text:a xlink:href="javascript:void(0);" xlink:type="simple">More</text:a> <text:a xlink:href="https://myanimelist.net/anime/11617/High_School_DxD" xlink:type="simple">High School DxD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5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36/edit?hideLayout" xlink:type="simple">Edit</text:a> - <text:a xlink:href="javascript:void(0);" xlink:type="simple">More</text:a> <text:a xlink:href="https://myanimelist.net/anime/136/Hunter_x_Hunter" xlink:type="simple">Hunter x Hunter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4/6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7831/edit?hideLayout" xlink:type="simple">Edit</text:a> - <text:a xlink:href="javascript:void(0);" xlink:type="simple">More</text:a> <text:a xlink:href="https://myanimelist.net/anime/17831/Inu_to_Hasami_wa_Tsukaiyou" xlink:type="simple">Inu to Hasami wa Tsukaiyou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249/edit?hideLayout" xlink:type="simple">Edit</text:a> - <text:a xlink:href="javascript:void(0);" xlink:type="simple">More</text:a> <text:a xlink:href="https://myanimelist.net/anime/249/InuYasha" xlink:type="simple">InuYasha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7/167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9785/edit?hideLayout" xlink:type="simple">Edit</text:a> - <text:a xlink:href="javascript:void(0);" xlink:type="simple">More</text:a> <text:a xlink:href="https://myanimelist.net/anime/29785/Jitsu_wa_Watashi_wa" xlink:type="simple">Jitsu wa Watashi wa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8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8525/edit?hideLayout" xlink:type="simple">Edit</text:a> - <text:a xlink:href="javascript:void(0);" xlink:type="simple">More</text:a> <text:a xlink:href="https://myanimelist.net/anime/8525/Kami_nomi_zo_Shiru_Sekai" xlink:type="simple">Kami nomi zo Shiru Sekai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5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0568/edit?hideLayout" xlink:type="simple">Edit</text:a> - <text:a xlink:href="javascript:void(0);" xlink:type="simple">More</text:a> <text:a xlink:href="https://myanimelist.net/anime/10568/Kamisama_no_Memochou" xlink:type="simple">Kamisama no Memochou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33/edit?hideLayout" xlink:type="simple">Edit</text:a> - <text:a xlink:href="javascript:void(0);" xlink:type="simple">More</text:a> <text:a xlink:href="https://myanimelist.net/anime/33/Kenpuu_Denki_Berserk" xlink:type="simple">Kenpuu Denki Berserk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2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2076/edit?hideLayout" xlink:type="simple">Edit</text:a> - <text:a xlink:href="javascript:void(0);" xlink:type="simple">More</text:a> <text:a xlink:href="https://myanimelist.net/anime/2076/Kindaichi_Shounen_no_Jikenbo" xlink:type="simple">Kindaichi Shounen no Jikenb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0/148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8841/edit?hideLayout" xlink:type="simple">Edit</text:a> - <text:a xlink:href="javascript:void(0);" xlink:type="simple">More</text:a> <text:a xlink:href="https://myanimelist.net/anime/8841/Kore_wa_Zombie_Desu_ka" xlink:type="simple">Kore wa Zombie Desu ka?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0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51/edit?hideLayout" xlink:type="simple">Edit</text:a> - <text:a xlink:href="javascript:void(0);" xlink:type="simple">More</text:a> <text:a xlink:href="https://myanimelist.net/anime/251/Kyou_kara_Maou" xlink:type="simple">Kyou kara Maou!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3/78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7947/edit?hideLayout" xlink:type="simple">Edit</text:a> - <text:a xlink:href="javascript:void(0);" xlink:type="simple">More</text:a> <text:a xlink:href="https://myanimelist.net/anime/27947/Lupin_III_2015" xlink:type="simple">Lupin III (2015)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4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435/edit?hideLayout" xlink:type="simple">Edit</text:a> - <text:a xlink:href="javascript:void(0);" xlink:type="simple">More</text:a> <text:a xlink:href="https://myanimelist.net/anime/435/Magic_Knight_Rayearth" xlink:type="simple">Magic Knight Rayearth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20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872/edit?hideLayout" xlink:type="simple">Edit</text:a> - <text:a xlink:href="javascript:void(0);" xlink:type="simple">More</text:a> <text:a xlink:href="https://myanimelist.net/anime/872/Mahou_Shoujo-tai_Arusu" xlink:type="simple">Mahou Shoujo-tai Arus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/40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2985/edit?hideLayout" xlink:type="simple">Edit</text:a> - <text:a xlink:href="javascript:void(0);" xlink:type="simple">More</text:a> <text:a xlink:href="https://myanimelist.net/anime/2985/Majin_Tantei_Nougami_Neuro" xlink:type="simple">Majin Tantei Nougami Neuro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2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738/edit?hideLayout" xlink:type="simple">Edit</text:a> - <text:a xlink:href="javascript:void(0);" xlink:type="simple">More</text:a> <text:a xlink:href="https://myanimelist.net/anime/738/MÄR" xlink:type="simple">MÄR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0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738/edit?hideLayout" xlink:type="simple">Edit</text:a> - <text:a xlink:href="javascript:void(0);" xlink:type="simple">More</text:a> <text:a xlink:href="https://myanimelist.net/anime/1738/Muteki_Kanban_Musume" xlink:type="simple">Muteki Kanban Musume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6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20/edit?hideLayout" xlink:type="simple">Edit</text:a> - <text:a xlink:href="javascript:void(0);" xlink:type="simple">More</text:a> <text:a xlink:href="https://myanimelist.net/anime/20/Naruto" xlink:type="simple">Narut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220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210/edit?hideLayout" xlink:type="simple">Edit</text:a> - <text:a xlink:href="javascript:void(0);" xlink:type="simple">More</text:a> <text:a xlink:href="https://myanimelist.net/anime/1210/NHK_ni_Youkoso" xlink:type="simple">NHK ni Youkoso!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6023/edit?hideLayout" xlink:type="simple">Edit</text:a> - <text:a xlink:href="javascript:void(0);" xlink:type="simple">More</text:a> <text:a xlink:href="https://myanimelist.net/anime/6023/Nogizaka_Haruka_no_Himitsu__Purezza" xlink:type="simple">Nogizaka Haruka no Himitsu: Purezza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7549/edit?hideLayout" xlink:type="simple">Edit</text:a> - <text:a xlink:href="javascript:void(0);" xlink:type="simple">More</text:a> <text:a xlink:href="https://myanimelist.net/anime/17549/Non_Non_Biyori" xlink:type="simple">Non Non Biyori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1/edit?hideLayout" xlink:type="simple">Edit</text:a> - <text:a xlink:href="javascript:void(0);" xlink:type="simple">More</text:a> <text:a xlink:href="https://myanimelist.net/anime/21/One_Piece" xlink:type="simple">One Piece</text:a> Airing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6/-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527/edit?hideLayout" xlink:type="simple">Edit</text:a> - <text:a xlink:href="javascript:void(0);" xlink:type="simple">More</text:a> <text:a xlink:href="https://myanimelist.net/anime/527/Pokemon" xlink:type="simple">Pokemo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/27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2744/edit?hideLayout" xlink:type="simple">Edit</text:a> - <text:a xlink:href="javascript:void(0);" xlink:type="simple">More</text:a> <text:a xlink:href="https://myanimelist.net/anime/2744/Potemayo" xlink:type="simple">Potemay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19315/edit?hideLayout" xlink:type="simple">Edit</text:a> - <text:a xlink:href="javascript:void(0);" xlink:type="simple">More</text:a> <text:a xlink:href="https://myanimelist.net/anime/19315/Pupa" xlink:type="simple">Pupa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210/edit?hideLayout" xlink:type="simple">Edit</text:a> - <text:a xlink:href="javascript:void(0);" xlink:type="simple">More</text:a> <text:a xlink:href="https://myanimelist.net/anime/210/Ranma_½" xlink:type="simple">Ranma ½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8/161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993/edit?hideLayout" xlink:type="simple">Edit</text:a> - <text:a xlink:href="javascript:void(0);" xlink:type="simple">More</text:a> <text:a xlink:href="https://myanimelist.net/anime/2993/Rosario_to_Vampire" xlink:type="simple">Rosario to Vampire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4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64/edit?hideLayout" xlink:type="simple">Edit</text:a> - <text:a xlink:href="javascript:void(0);" xlink:type="simple">More</text:a> <text:a xlink:href="https://myanimelist.net/anime/64/Rozen_Maiden" xlink:type="simple">Rozen Maide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9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14/edit?hideLayout" xlink:type="simple">Edit</text:a> - <text:a xlink:href="javascript:void(0);" xlink:type="simple">More</text:a> <text:a xlink:href="https://myanimelist.net/anime/114/Sakigake_Cromartie_Koukou" xlink:type="simple">Sakigake!! Cromartie Kouko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/2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205/edit?hideLayout" xlink:type="simple">Edit</text:a> - <text:a xlink:href="javascript:void(0);" xlink:type="simple">More</text:a> <text:a xlink:href="https://myanimelist.net/anime/205/Samurai_Champloo" xlink:type="simple">Samurai Champlo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/2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9365/edit?hideLayout" xlink:type="simple">Edit</text:a> - <text:a xlink:href="javascript:void(0);" xlink:type="simple">More</text:a> <text:a xlink:href="https://myanimelist.net/anime/19365/Samurai_Flamenco" xlink:type="simple">Samurai Flamenco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/2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355/edit?hideLayout" xlink:type="simple">Edit</text:a> - <text:a xlink:href="javascript:void(0);" xlink:type="simple">More</text:a> <text:a xlink:href="https://myanimelist.net/anime/355/Shakugan_no_Shana" xlink:type="simple">Shakugan no Shana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7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3420/edit?hideLayout" xlink:type="simple">Edit</text:a> - <text:a xlink:href="javascript:void(0);" xlink:type="simple">More</text:a> <text:a xlink:href="https://myanimelist.net/anime/3420/Shigofumi" xlink:type="simple">Shigofumi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789/edit?hideLayout" xlink:type="simple">Edit</text:a> - <text:a xlink:href="javascript:void(0);" xlink:type="simple">More</text:a> <text:a xlink:href="https://myanimelist.net/anime/789/Shinigami_no_Ballad" xlink:type="simple">Shinigami no Ballad.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/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8557/edit?hideLayout" xlink:type="simple">Edit</text:a> - <text:a xlink:href="javascript:void(0);" xlink:type="simple">More</text:a> <text:a xlink:href="https://myanimelist.net/anime/8557/Shinryaku_Ika_Musume" xlink:type="simple">Shinryaku! Ika Musume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3588/edit?hideLayout" xlink:type="simple">Edit</text:a> - <text:a xlink:href="javascript:void(0);" xlink:type="simple">More</text:a> <text:a xlink:href="https://myanimelist.net/anime/3588/Soul_Eater" xlink:type="simple">Soul Eater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4/51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532/edit?hideLayout" xlink:type="simple">Edit</text:a> - <text:a xlink:href="javascript:void(0);" xlink:type="simple">More</text:a> <text:a xlink:href="https://myanimelist.net/anime/1532/Suki_na_Mono_wa_Suki_Dakara_Shou_ga_Nai" xlink:type="simple">Suki na Mono wa Suki Dakara Shou ga Nai!!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7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372/edit?hideLayout" xlink:type="simple">Edit</text:a> - <text:a xlink:href="javascript:void(0);" xlink:type="simple">More</text:a> <text:a xlink:href="https://myanimelist.net/anime/1372/Taiho_Shichau_zo_TV" xlink:type="simple">Taiho Shichau zo (TV)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3/47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74/edit?hideLayout" xlink:type="simple">Edit</text:a> - <text:a xlink:href="javascript:void(0);" xlink:type="simple">More</text:a> <text:a xlink:href="https://myanimelist.net/anime/174/Tenjou_Tenge" xlink:type="simple">Tenjou Tenge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3/24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4227/edit?hideLayout" xlink:type="simple">Edit</text:a> - <text:a xlink:href="javascript:void(0);" xlink:type="simple">More</text:a> <text:a xlink:href="https://myanimelist.net/anime/14227/Tonari_no_Kaibutsu-kun" xlink:type="simple">Tonari no Kaibutsu-ku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2/13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>
            <text:p><text:a xlink:href="https://myanimelist.net/ownlist/anime/6/edit?hideLayout" xlink:type="simple">Edit</text:a> - <text:a xlink:href="javascript:void(0);" xlink:type="simple">More</text:a> <text:a xlink:href="https://myanimelist.net/anime/6/Trigun" xlink:type="simple">Trigun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18/26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479/edit?hideLayout" xlink:type="simple">Edit</text:a> - <text:a xlink:href="javascript:void(0);" xlink:type="simple">More</text:a> <text:a xlink:href="https://myanimelist.net/anime/479/Ueki_no_Housoku" xlink:type="simple">Ueki no Housoku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51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293/edit?hideLayout" xlink:type="simple">Edit</text:a> - <text:a xlink:href="javascript:void(0);" xlink:type="simple">More</text:a> <text:a xlink:href="https://myanimelist.net/anime/1293/Urusei_Yatsura" xlink:type="simple">Urusei Yatsura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95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8861/edit?hideLayout" xlink:type="simple">Edit</text:a> - <text:a xlink:href="javascript:void(0);" xlink:type="simple">More</text:a> <text:a xlink:href="https://myanimelist.net/anime/8861/Yosuga_no_Sora__In_Solitude_Where_We_Are_Least_Alone" xlink:type="simple">Yosuga no Sora: In Solitude, Where We Are Least Alone.</text:a> </text:p>
          </table:table-cell>
          <table:table-cell office:value-type="string" calcext:value-type="string">
            <text:p><text:a xlink:href="javascript:void(0);" xlink:type="simple">-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3">
          <table:table-cell office:value-type="string" calcext:value-type="string">
            <text:p><text:a xlink:href="https://myanimelist.net/ownlist/anime/18179/edit?hideLayout" xlink:type="simple">Edit</text:a> - <text:a xlink:href="javascript:void(0);" xlink:type="simple">More</text:a> <text:a xlink:href="https://myanimelist.net/anime/18179/Yowamushi_Pedal" xlink:type="simple">Yowamushi Pedal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4/38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<text:a xlink:href="https://myanimelist.net/ownlist/anime/1840/edit?hideLayout" xlink:type="simple">Edit</text:a> - <text:a xlink:href="javascript:void(0);" xlink:type="simple">More</text:a> <text:a xlink:href="https://myanimelist.net/anime/1840/Zero_no_Tsukaima__Futatsuki_no_Kishi" xlink:type="simple">Zero no Tsukaima: Futatsuki no Kishi</text:a> </text:p>
          </table:table-cell>
          <table:table-cell office:value-type="string" calcext:value-type="string">
            <text:p><text:a xlink:href="javascript:void(0);" xlink:type="simple">4 </text:a> 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<text:a xlink:href="javascript:void(0);" xlink:type="simple">4/12 </text:a> <text:a xlink:href="javascript:void(0);" xlink:type="simple">+ </text:a> </text:p>
          </table:table-cell>
          <table:table-cell office:value-type="string" calcext:value-type="string">
            <text:p><text:a xlink:href="javascript:void(0);" xlink:type="simple">edit</text:a> </text:p>
          </table:table-cell>
          <table:table-cell table:number-columns-repeated="515"/>
        </table:table-row>
        <table:table-row table:style-name="ro1">
          <table:table-cell office:value-type="string" calcext:value-type="string" table:number-columns-spanned="10" table:number-rows-spanned="1">
            <text:p><text:a xlink:href="https://myanimelist.net/ownlist/anime/12291/edit?hideLayout" xlink:type="simple">Edit</text:a> - <text:a xlink:href="javascript:void(0);" xlink:type="simple">More</text:a> <text:a xlink:href="https://myanimelist.net/anime/12291/Acchi_Kocchi_TV" xlink:type="simple">Acchi Kocchi (TV)</text:a> </text:p>
          </table:table-cell>
          <table:covered-table-cell table:number-columns-repeated="4" table:style-name="Default"/>
          <table:covered-table-cell table:number-columns-repeated="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505"/>
        </table:table-row>
        <table:table-row table:style-name="ro1">
          <table:table-cell office:value-type="string" calcext:value-type="string" table:number-columns-spanned="15" table:number-rows-spanned="1">
            <text:p><text:a xlink:href="https://myanimelist.net/ownlist/anime/53/edit?hideLayout" xlink:type="simple">Edit</text:a> - <text:a xlink:href="javascript:void(0);" xlink:type="simple">More</text:a> <text:a xlink:href="https://myanimelist.net/anime/53/Ai_Yori_Aoshi" xlink:type="simple">Ai Yori Aoshi</text:a> </text:p>
          </table:table-cell>
          <table:covered-table-cell table:number-columns-repeated="4" table:style-name="Default"/>
          <table:covered-table-cell table:number-columns-repeated="1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500"/>
        </table:table-row>
        <table:table-row table:style-name="ro1">
          <table:table-cell office:value-type="string" calcext:value-type="string" table:number-columns-spanned="20" table:number-rows-spanned="1">
            <text:p><text:a xlink:href="https://myanimelist.net/ownlist/anime/25013/edit?hideLayout" xlink:type="simple">Edit</text:a> - <text:a xlink:href="javascript:void(0);" xlink:type="simple">More</text:a> <text:a xlink:href="https://myanimelist.net/anime/25013/Akatsuki_no_Yona" xlink:type="simple">Akatsuki no Yona</text:a> </text:p>
          </table:table-cell>
          <table:covered-table-cell table:number-columns-repeated="4" table:style-name="Default"/>
          <table:covered-table-cell table:number-columns-repeated="1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95"/>
        </table:table-row>
        <table:table-row table:style-name="ro1">
          <table:table-cell office:value-type="string" calcext:value-type="string" table:number-columns-spanned="25" table:number-rows-spanned="1">
            <text:p><text:a xlink:href="https://myanimelist.net/ownlist/anime/11433/edit?hideLayout" xlink:type="simple">Edit</text:a> - <text:a xlink:href="javascript:void(0);" xlink:type="simple">More</text:a> <text:a xlink:href="https://myanimelist.net/anime/11433/Ano_Natsu_de_Matteru" xlink:type="simple">Ano Natsu de Matteru</text:a> </text:p>
          </table:table-cell>
          <table:covered-table-cell table:number-columns-repeated="4" table:style-name="Default"/>
          <table:covered-table-cell table:number-columns-repeated="2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90"/>
        </table:table-row>
        <table:table-row table:style-name="ro1">
          <table:table-cell office:value-type="string" calcext:value-type="string" table:number-columns-spanned="30" table:number-rows-spanned="1">
            <text:p><text:a xlink:href="https://myanimelist.net/ownlist/anime/9919/edit?hideLayout" xlink:type="simple">Edit</text:a> - <text:a xlink:href="javascript:void(0);" xlink:type="simple">More</text:a> <text:a xlink:href="https://myanimelist.net/anime/9919/Ao_no_Exorcist" xlink:type="simple">Ao no Exorcist</text:a> </text:p>
          </table:table-cell>
          <table:covered-table-cell table:number-columns-repeated="4" table:style-name="Default"/>
          <table:covered-table-cell table:number-columns-repeated="2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5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85"/>
        </table:table-row>
        <table:table-row table:style-name="ro1">
          <table:table-cell office:value-type="string" calcext:value-type="string" table:number-columns-spanned="35" table:number-rows-spanned="1">
            <text:p><text:a xlink:href="https://myanimelist.net/ownlist/anime/6164/edit?hideLayout" xlink:type="simple">Edit</text:a> - <text:a xlink:href="javascript:void(0);" xlink:type="simple">More</text:a> <text:a xlink:href="https://myanimelist.net/anime/6164/Aoi_Hana" xlink:type="simple">Aoi Hana</text:a> </text:p>
          </table:table-cell>
          <table:covered-table-cell table:number-columns-repeated="4" table:style-name="Default"/>
          <table:covered-table-cell table:number-columns-repeated="3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1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80"/>
        </table:table-row>
        <table:table-row table:style-name="ro1">
          <table:table-cell office:value-type="string" calcext:value-type="string" table:number-columns-spanned="40" table:number-rows-spanned="1">
            <text:p><text:a xlink:href="https://myanimelist.net/ownlist/anime/1224/edit?hideLayout" xlink:type="simple">Edit</text:a> - <text:a xlink:href="javascript:void(0);" xlink:type="simple">More</text:a> <text:a xlink:href="https://myanimelist.net/anime/1224/Aquarian_Age__Sign_for_Evolution" xlink:type="simple">Aquarian Age: Sign for Evolution</text:a> </text:p>
          </table:table-cell>
          <table:covered-table-cell table:number-columns-repeated="4" table:style-name="Default"/>
          <table:covered-table-cell table:number-columns-repeated="3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75"/>
        </table:table-row>
        <table:table-row table:style-name="ro1">
          <table:table-cell office:value-type="string" calcext:value-type="string" table:number-columns-spanned="45" table:number-rows-spanned="1">
            <text:p><text:a xlink:href="https://myanimelist.net/ownlist/anime/57/edit?hideLayout" xlink:type="simple">Edit</text:a> - <text:a xlink:href="javascript:void(0);" xlink:type="simple">More</text:a> <text:a xlink:href="https://myanimelist.net/anime/57/Beck" xlink:type="simple">Beck</text:a> </text:p>
          </table:table-cell>
          <table:covered-table-cell table:number-columns-repeated="4" table:style-name="Default"/>
          <table:covered-table-cell table:number-columns-repeated="4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70"/>
        </table:table-row>
        <table:table-row table:style-name="ro1">
          <table:table-cell office:value-type="string" calcext:value-type="string" table:number-columns-spanned="50" table:number-rows-spanned="1">
            <text:p><text:a xlink:href="https://myanimelist.net/ownlist/anime/1498/edit?hideLayout" xlink:type="simple">Edit</text:a> - <text:a xlink:href="javascript:void(0);" xlink:type="simple">More</text:a> <text:a xlink:href="https://myanimelist.net/anime/1498/Black_Blood_Brothers" xlink:type="simple">Black Blood Brothers</text:a> </text:p>
          </table:table-cell>
          <table:covered-table-cell table:number-columns-repeated="4" table:style-name="Default"/>
          <table:covered-table-cell table:number-columns-repeated="4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65"/>
        </table:table-row>
        <table:table-row table:style-name="ro1">
          <table:table-cell office:value-type="string" calcext:value-type="string" table:number-columns-spanned="55" table:number-rows-spanned="1">
            <text:p><text:a xlink:href="https://myanimelist.net/ownlist/anime/58/edit?hideLayout" xlink:type="simple">Edit</text:a> - <text:a xlink:href="javascript:void(0);" xlink:type="simple">More</text:a> <text:a xlink:href="https://myanimelist.net/anime/58/Blue_Gender" xlink:type="simple">Blue Gender</text:a> </text:p>
          </table:table-cell>
          <table:covered-table-cell table:number-columns-repeated="4" table:style-name="Default"/>
          <table:covered-table-cell table:number-columns-repeated="5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60"/>
        </table:table-row>
        <table:table-row table:style-name="ro1">
          <table:table-cell office:value-type="string" calcext:value-type="string" table:number-columns-spanned="60" table:number-rows-spanned="1">
            <text:p><text:a xlink:href="https://myanimelist.net/ownlist/anime/4177/edit?hideLayout" xlink:type="simple">Edit</text:a> - <text:a xlink:href="javascript:void(0);" xlink:type="simple">More</text:a> <text:a xlink:href="https://myanimelist.net/anime/4177/Bounen_no_Xamdou" xlink:type="simple">Bounen no Xamdou</text:a> </text:p>
          </table:table-cell>
          <table:covered-table-cell table:number-columns-repeated="4" table:style-name="Default"/>
          <table:covered-table-cell table:number-columns-repeated="5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ONA </text:p>
          </table:table-cell>
          <table:table-cell table:style-name="ce3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55"/>
        </table:table-row>
        <table:table-row table:style-name="ro1">
          <table:table-cell office:value-type="string" calcext:value-type="string" table:number-columns-spanned="65" table:number-rows-spanned="1">
            <text:p><text:a xlink:href="https://myanimelist.net/ownlist/anime/232/edit?hideLayout" xlink:type="simple">Edit</text:a> - <text:a xlink:href="javascript:void(0);" xlink:type="simple">More</text:a> <text:a xlink:href="https://myanimelist.net/anime/232/Cardcaptor_Sakura" xlink:type="simple">Cardcaptor Sakura</text:a> </text:p>
          </table:table-cell>
          <table:covered-table-cell table:number-columns-repeated="4" table:style-name="Default"/>
          <table:covered-table-cell table:number-columns-repeated="6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70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50"/>
        </table:table-row>
        <table:table-row table:style-name="ro1">
          <table:table-cell office:value-type="string" calcext:value-type="string" table:number-columns-spanned="70" table:number-rows-spanned="1">
            <text:p><text:a xlink:href="https://myanimelist.net/ownlist/anime/28999/edit?hideLayout" xlink:type="simple">Edit</text:a> - <text:a xlink:href="javascript:void(0);" xlink:type="simple">More</text:a> <text:a xlink:href="https://myanimelist.net/anime/28999/Charlotte" xlink:type="simple">Charlotte</text:a> </text:p>
          </table:table-cell>
          <table:covered-table-cell table:number-columns-repeated="4" table:style-name="Default"/>
          <table:covered-table-cell table:number-columns-repeated="6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45"/>
        </table:table-row>
        <table:table-row table:style-name="ro1">
          <table:table-cell office:value-type="string" calcext:value-type="string" table:number-columns-spanned="75" table:number-rows-spanned="1">
            <text:p><text:a xlink:href="https://myanimelist.net/ownlist/anime/2199/edit?hideLayout" xlink:type="simple">Edit</text:a> - <text:a xlink:href="javascript:void(0);" xlink:type="simple">More</text:a> <text:a xlink:href="https://myanimelist.net/anime/2199/Chirin_no_Suzu" xlink:type="simple">Chirin no Suzu</text:a> </text:p>
          </table:table-cell>
          <table:covered-table-cell table:number-columns-repeated="4" table:style-name="Default"/>
          <table:covered-table-cell table:number-columns-repeated="7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Movie </text:p>
          </table:table-cell>
          <table:table-cell table:style-name="ce3" office:value-type="string" calcext:value-type="string">
            <text:p><text:a xlink:href="javascript:void(0);" xlink:type="simple">-/1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40"/>
        </table:table-row>
        <table:table-row table:style-name="ro1">
          <table:table-cell office:value-type="string" calcext:value-type="string" table:number-columns-spanned="80" table:number-rows-spanned="1">
            <text:p><text:a xlink:href="https://myanimelist.net/ownlist/anime/514/edit?hideLayout" xlink:type="simple">Edit</text:a> - <text:a xlink:href="javascript:void(0);" xlink:type="simple">More</text:a> <text:a xlink:href="https://myanimelist.net/anime/514/Cossette_no_Shouzou" xlink:type="simple">Cossette no Shouzou</text:a> </text:p>
          </table:table-cell>
          <table:covered-table-cell table:number-columns-repeated="4" table:style-name="Default"/>
          <table:covered-table-cell table:number-columns-repeated="7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OVA </text:p>
          </table:table-cell>
          <table:table-cell table:style-name="ce3" office:value-type="string" calcext:value-type="string">
            <text:p><text:a xlink:href="javascript:void(0);" xlink:type="simple">-/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35"/>
        </table:table-row>
        <table:table-row table:style-name="ro1">
          <table:table-cell office:value-type="string" calcext:value-type="string" table:number-columns-spanned="85" table:number-rows-spanned="1">
            <text:p><text:a xlink:href="https://myanimelist.net/ownlist/anime/1194/edit?hideLayout" xlink:type="simple">Edit</text:a> - <text:a xlink:href="javascript:void(0);" xlink:type="simple">More</text:a> <text:a xlink:href="https://myanimelist.net/anime/1194/Coyote_Ragtime_Show" xlink:type="simple">Coyote Ragtime Show</text:a> </text:p>
          </table:table-cell>
          <table:covered-table-cell table:number-columns-repeated="4" table:style-name="Default"/>
          <table:covered-table-cell table:number-columns-repeated="8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30"/>
        </table:table-row>
        <table:table-row table:style-name="ro1">
          <table:table-cell office:value-type="string" calcext:value-type="string" table:number-columns-spanned="90" table:number-rows-spanned="1">
            <text:p><text:a xlink:href="https://myanimelist.net/ownlist/anime/1352/edit?hideLayout" xlink:type="simple">Edit</text:a> - <text:a xlink:href="javascript:void(0);" xlink:type="simple">More</text:a> <text:a xlink:href="https://myanimelist.net/anime/1352/Cyber_City_Oedo_808" xlink:type="simple">Cyber City Oedo 808</text:a> </text:p>
          </table:table-cell>
          <table:covered-table-cell table:number-columns-repeated="4" table:style-name="Default"/>
          <table:covered-table-cell table:number-columns-repeated="8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OVA </text:p>
          </table:table-cell>
          <table:table-cell table:style-name="ce3" office:value-type="string" calcext:value-type="string">
            <text:p><text:a xlink:href="javascript:void(0);" xlink:type="simple">-/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25"/>
        </table:table-row>
        <table:table-row table:style-name="ro1">
          <table:table-cell office:value-type="string" calcext:value-type="string" table:number-columns-spanned="95" table:number-rows-spanned="1">
            <text:p><text:a xlink:href="https://myanimelist.net/ownlist/anime/11843/edit?hideLayout" xlink:type="simple">Edit</text:a> - <text:a xlink:href="javascript:void(0);" xlink:type="simple">More</text:a> <text:a xlink:href="https://myanimelist.net/anime/11843/Danshi_Koukousei_no_Nichijou" xlink:type="simple">Danshi Koukousei no Nichijou</text:a> </text:p>
          </table:table-cell>
          <table:covered-table-cell table:number-columns-repeated="4" table:style-name="Default"/>
          <table:covered-table-cell table:number-columns-repeated="9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20"/>
        </table:table-row>
        <table:table-row table:style-name="ro1">
          <table:table-cell office:value-type="string" calcext:value-type="string" table:number-columns-spanned="100" table:number-rows-spanned="1">
            <text:p><text:a xlink:href="https://myanimelist.net/ownlist/anime/2025/edit?hideLayout" xlink:type="simple">Edit</text:a> - <text:a xlink:href="javascript:void(0);" xlink:type="simple">More</text:a> <text:a xlink:href="https://myanimelist.net/anime/2025/Darker_than_Black__Kuro_no_Keiyakusha" xlink:type="simple">Darker than Black: Kuro no Keiyakusha</text:a> </text:p>
          </table:table-cell>
          <table:covered-table-cell table:number-columns-repeated="4" table:style-name="Default"/>
          <table:covered-table-cell table:number-columns-repeated="9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5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15"/>
        </table:table-row>
        <table:table-row table:style-name="ro1">
          <table:table-cell office:value-type="string" calcext:value-type="string" table:number-columns-spanned="105" table:number-rows-spanned="1">
            <text:p><text:a xlink:href="https://myanimelist.net/ownlist/anime/1324/edit?hideLayout" xlink:type="simple">Edit</text:a> - <text:a xlink:href="javascript:void(0);" xlink:type="simple">More</text:a> <text:a xlink:href="https://myanimelist.net/anime/1324/Earthian" xlink:type="simple">Earthian</text:a> </text:p>
          </table:table-cell>
          <table:covered-table-cell table:number-columns-repeated="4" table:style-name="Default"/>
          <table:covered-table-cell table:number-columns-repeated="10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OVA </text:p>
          </table:table-cell>
          <table:table-cell table:style-name="ce3" office:value-type="string" calcext:value-type="string">
            <text:p><text:a xlink:href="javascript:void(0);" xlink:type="simple">-/4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10"/>
        </table:table-row>
        <table:table-row table:style-name="ro1">
          <table:table-cell office:value-type="string" calcext:value-type="string" table:number-columns-spanned="110" table:number-rows-spanned="1">
            <text:p><text:a xlink:href="https://myanimelist.net/ownlist/anime/345/edit?hideLayout" xlink:type="simple">Edit</text:a> - <text:a xlink:href="javascript:void(0);" xlink:type="simple">More</text:a> <text:a xlink:href="https://myanimelist.net/anime/345/Eikoku_Koi_Monogatari_Emma" xlink:type="simple">Eikoku Koi Monogatari Emma</text:a> </text:p>
          </table:table-cell>
          <table:covered-table-cell table:number-columns-repeated="4" table:style-name="Default"/>
          <table:covered-table-cell table:number-columns-repeated="10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05"/>
        </table:table-row>
        <table:table-row table:style-name="ro1">
          <table:table-cell office:value-type="string" calcext:value-type="string" table:number-columns-spanned="115" table:number-rows-spanned="1">
            <text:p><text:a xlink:href="https://myanimelist.net/ownlist/anime/356/edit?hideLayout" xlink:type="simple">Edit</text:a> - <text:a xlink:href="javascript:void(0);" xlink:type="simple">More</text:a> <text:a xlink:href="https://myanimelist.net/anime/356/Fate_stay_night" xlink:type="simple">Fate/stay night</text:a> </text:p>
          </table:table-cell>
          <table:covered-table-cell table:number-columns-repeated="4" table:style-name="Default"/>
          <table:covered-table-cell table:number-columns-repeated="11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00"/>
        </table:table-row>
        <table:table-row table:style-name="ro1">
          <table:table-cell office:value-type="string" calcext:value-type="string" table:number-columns-spanned="120" table:number-rows-spanned="1">
            <text:p><text:a xlink:href="https://myanimelist.net/ownlist/anime/2973/edit?hideLayout" xlink:type="simple">Edit</text:a> - <text:a xlink:href="javascript:void(0);" xlink:type="simple">More</text:a> <text:a xlink:href="https://myanimelist.net/anime/2973/Fire_Tripper" xlink:type="simple">Fire Tripper</text:a> </text:p>
          </table:table-cell>
          <table:covered-table-cell table:number-columns-repeated="4" table:style-name="Default"/>
          <table:covered-table-cell table:number-columns-repeated="11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OVA </text:p>
          </table:table-cell>
          <table:table-cell table:style-name="ce3" office:value-type="string" calcext:value-type="string">
            <text:p><text:a xlink:href="javascript:void(0);" xlink:type="simple">-/1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95"/>
        </table:table-row>
        <table:table-row table:style-name="ro1">
          <table:table-cell office:value-type="string" calcext:value-type="string" table:number-columns-spanned="125" table:number-rows-spanned="1">
            <text:p><text:a xlink:href="https://myanimelist.net/ownlist/anime/9314/edit?hideLayout" xlink:type="simple">Edit</text:a> - <text:a xlink:href="javascript:void(0);" xlink:type="simple">More</text:a> <text:a xlink:href="https://myanimelist.net/anime/9314/Fractale" xlink:type="simple">Fractale</text:a> </text:p>
          </table:table-cell>
          <table:covered-table-cell table:number-columns-repeated="4" table:style-name="Default"/>
          <table:covered-table-cell table:number-columns-repeated="12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1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90"/>
        </table:table-row>
        <table:table-row table:style-name="ro1">
          <table:table-cell office:value-type="string" calcext:value-type="string" table:number-columns-spanned="130" table:number-rows-spanned="1">
            <text:p><text:a xlink:href="https://myanimelist.net/ownlist/anime/1251/edit?hideLayout" xlink:type="simple">Edit</text:a> - <text:a xlink:href="javascript:void(0);" xlink:type="simple">More</text:a> <text:a xlink:href="https://myanimelist.net/anime/1251/Fushigi_no_Umi_no_Nadia" xlink:type="simple">Fushigi no Umi no Nadia</text:a> </text:p>
          </table:table-cell>
          <table:covered-table-cell table:number-columns-repeated="4" table:style-name="Default"/>
          <table:covered-table-cell table:number-columns-repeated="12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39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85"/>
        </table:table-row>
        <table:table-row table:style-name="ro1">
          <table:table-cell office:value-type="string" calcext:value-type="string" table:number-columns-spanned="135" table:number-rows-spanned="1">
            <text:p><text:a xlink:href="https://myanimelist.net/ownlist/anime/30544/edit?hideLayout" xlink:type="simple">Edit</text:a> - <text:a xlink:href="javascript:void(0);" xlink:type="simple">More</text:a> <text:a xlink:href="https://myanimelist.net/anime/30544/Gakusen_Toshi_Asterisk" xlink:type="simple">Gakusen Toshi Asterisk</text:a> </text:p>
          </table:table-cell>
          <table:covered-table-cell table:number-columns-repeated="4" table:style-name="Default"/>
          <table:covered-table-cell table:number-columns-repeated="13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80"/>
        </table:table-row>
        <table:table-row table:style-name="ro1">
          <table:table-cell office:value-type="string" calcext:value-type="string" table:number-columns-spanned="140" table:number-rows-spanned="1">
            <text:p><text:a xlink:href="https://myanimelist.net/ownlist/anime/129/edit?hideLayout" xlink:type="simple">Edit</text:a> - <text:a xlink:href="javascript:void(0);" xlink:type="simple">More</text:a> <text:a xlink:href="https://myanimelist.net/anime/129/Gensoumaden_Saiyuuki" xlink:type="simple">Gensoumaden Saiyuuki</text:a> </text:p>
          </table:table-cell>
          <table:covered-table-cell table:number-columns-repeated="4" table:style-name="Default"/>
          <table:covered-table-cell table:number-columns-repeated="13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50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75"/>
        </table:table-row>
        <table:table-row table:style-name="ro1">
          <table:table-cell office:value-type="string" calcext:value-type="string" table:number-columns-spanned="145" table:number-rows-spanned="1">
            <text:p><text:a xlink:href="https://myanimelist.net/ownlist/anime/820/edit?hideLayout" xlink:type="simple">Edit</text:a> - <text:a xlink:href="javascript:void(0);" xlink:type="simple">More</text:a> <text:a xlink:href="https://myanimelist.net/anime/820/Ginga_Eiyuu_Densetsu" xlink:type="simple">Ginga Eiyuu Densetsu</text:a> </text:p>
          </table:table-cell>
          <table:covered-table-cell table:number-columns-repeated="4" table:style-name="Default"/>
          <table:covered-table-cell table:number-columns-repeated="14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OVA </text:p>
          </table:table-cell>
          <table:table-cell table:style-name="ce3" office:value-type="string" calcext:value-type="string">
            <text:p><text:a xlink:href="javascript:void(0);" xlink:type="simple">-/110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70"/>
        </table:table-row>
        <table:table-row table:style-name="ro1">
          <table:table-cell office:value-type="string" calcext:value-type="string" table:number-columns-spanned="150" table:number-rows-spanned="1">
            <text:p><text:a xlink:href="https://myanimelist.net/ownlist/anime/918/edit?hideLayout" xlink:type="simple">Edit</text:a> - <text:a xlink:href="javascript:void(0);" xlink:type="simple">More</text:a> <text:a xlink:href="https://myanimelist.net/anime/918/Gintama" xlink:type="simple">Gintama</text:a> </text:p>
          </table:table-cell>
          <table:covered-table-cell table:number-columns-repeated="4" table:style-name="Default"/>
          <table:covered-table-cell table:number-columns-repeated="14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01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65"/>
        </table:table-row>
        <table:table-row table:style-name="ro1">
          <table:table-cell office:value-type="string" calcext:value-type="string" table:number-columns-spanned="155" table:number-rows-spanned="1">
            <text:p><text:a xlink:href="https://myanimelist.net/ownlist/anime/268/edit?hideLayout" xlink:type="simple">Edit</text:a> - <text:a xlink:href="javascript:void(0);" xlink:type="simple">More</text:a> <text:a xlink:href="https://myanimelist.net/anime/268/Golden_Boy" xlink:type="simple">Golden Boy</text:a> </text:p>
          </table:table-cell>
          <table:covered-table-cell table:number-columns-repeated="4" table:style-name="Default"/>
          <table:covered-table-cell table:number-columns-repeated="15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OVA </text:p>
          </table:table-cell>
          <table:table-cell table:style-name="ce3" office:value-type="string" calcext:value-type="string">
            <text:p><text:a xlink:href="javascript:void(0);" xlink:type="simple">-/6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60"/>
        </table:table-row>
        <table:table-row table:style-name="ro1">
          <table:table-cell office:value-type="string" calcext:value-type="string" table:number-columns-spanned="160" table:number-rows-spanned="1">
            <text:p><text:a xlink:href="https://myanimelist.net/ownlist/anime/17895/edit?hideLayout" xlink:type="simple">Edit</text:a> - <text:a xlink:href="javascript:void(0);" xlink:type="simple">More</text:a> <text:a xlink:href="https://myanimelist.net/anime/17895/Golden_Time" xlink:type="simple">Golden Time</text:a> </text:p>
          </table:table-cell>
          <table:covered-table-cell table:number-columns-repeated="4" table:style-name="Default"/>
          <table:covered-table-cell table:number-columns-repeated="15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55"/>
        </table:table-row>
        <table:table-row table:style-name="ro1">
          <table:table-cell office:value-type="string" calcext:value-type="string" table:number-columns-spanned="165" table:number-rows-spanned="1">
            <text:p><text:a xlink:href="https://myanimelist.net/ownlist/anime/10793/edit?hideLayout" xlink:type="simple">Edit</text:a> - <text:a xlink:href="javascript:void(0);" xlink:type="simple">More</text:a> <text:a xlink:href="https://myanimelist.net/anime/10793/Guilty_Crown" xlink:type="simple">Guilty Crown</text:a> </text:p>
          </table:table-cell>
          <table:covered-table-cell table:number-columns-repeated="4" table:style-name="Default"/>
          <table:covered-table-cell table:number-columns-repeated="16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50"/>
        </table:table-row>
        <table:table-row table:style-name="ro1">
          <table:table-cell office:value-type="string" calcext:value-type="string" table:number-columns-spanned="170" table:number-rows-spanned="1">
            <text:p><text:a xlink:href="https://myanimelist.net/ownlist/anime/267/edit?hideLayout" xlink:type="simple">Edit</text:a> - <text:a xlink:href="javascript:void(0);" xlink:type="simple">More</text:a> <text:a xlink:href="https://myanimelist.net/anime/267/Gungrave" xlink:type="simple">Gungrave</text:a> </text:p>
          </table:table-cell>
          <table:covered-table-cell table:number-columns-repeated="4" table:style-name="Default"/>
          <table:covered-table-cell table:number-columns-repeated="16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45"/>
        </table:table-row>
        <table:table-row table:style-name="ro1">
          <table:table-cell office:value-type="string" calcext:value-type="string" table:number-columns-spanned="175" table:number-rows-spanned="1">
            <text:p><text:a xlink:href="https://myanimelist.net/ownlist/anime/31859/edit?hideLayout" xlink:type="simple">Edit</text:a> - <text:a xlink:href="javascript:void(0);" xlink:type="simple">More</text:a> <text:a xlink:href="https://myanimelist.net/anime/31859/Hai_to_Gensou_no_Grimgar" xlink:type="simple">Hai to Gensou no Grimgar</text:a> </text:p>
          </table:table-cell>
          <table:covered-table-cell table:number-columns-repeated="4" table:style-name="Default"/>
          <table:covered-table-cell table:number-columns-repeated="17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40"/>
        </table:table-row>
        <table:table-row table:style-name="ro1">
          <table:table-cell office:value-type="string" calcext:value-type="string" table:number-columns-spanned="180" table:number-rows-spanned="1">
            <text:p><text:a xlink:href="https://myanimelist.net/ownlist/anime/387/edit?hideLayout" xlink:type="simple">Edit</text:a> - <text:a xlink:href="javascript:void(0);" xlink:type="simple">More</text:a> <text:a xlink:href="https://myanimelist.net/anime/387/Haibane_Renmei" xlink:type="simple">Haibane Renmei</text:a> </text:p>
          </table:table-cell>
          <table:covered-table-cell table:number-columns-repeated="4" table:style-name="Default"/>
          <table:covered-table-cell table:number-columns-repeated="17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35"/>
        </table:table-row>
        <table:table-row table:style-name="ro1">
          <table:table-cell office:value-type="string" calcext:value-type="string" table:number-columns-spanned="185" table:number-rows-spanned="1">
            <text:p><text:a xlink:href="https://myanimelist.net/ownlist/anime/20689/edit?hideLayout" xlink:type="simple">Edit</text:a> - <text:a xlink:href="javascript:void(0);" xlink:type="simple">More</text:a> <text:a xlink:href="https://myanimelist.net/anime/20689/Hamatora_The_Animation" xlink:type="simple">Hamatora The Animation</text:a> </text:p>
          </table:table-cell>
          <table:covered-table-cell table:number-columns-repeated="4" table:style-name="Default"/>
          <table:covered-table-cell table:number-columns-repeated="18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30"/>
        </table:table-row>
        <table:table-row table:style-name="ro1">
          <table:table-cell office:value-type="string" calcext:value-type="string" table:number-columns-spanned="190" table:number-rows-spanned="1">
            <text:p><text:a xlink:href="https://myanimelist.net/ownlist/anime/5835/edit?hideLayout" xlink:type="simple">Edit</text:a> - <text:a xlink:href="javascript:void(0);" xlink:type="simple">More</text:a> <text:a xlink:href="https://myanimelist.net/anime/5835/Hanasakeru_Seishounen" xlink:type="simple">Hanasakeru Seishounen</text:a> </text:p>
          </table:table-cell>
          <table:covered-table-cell table:number-columns-repeated="4" table:style-name="Default"/>
          <table:covered-table-cell table:number-columns-repeated="18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39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25"/>
        </table:table-row>
        <table:table-row table:style-name="ro1">
          <table:table-cell office:value-type="string" calcext:value-type="string" table:number-columns-spanned="195" table:number-rows-spanned="1">
            <text:p><text:a xlink:href="https://myanimelist.net/ownlist/anime/379/edit?hideLayout" xlink:type="simple">Edit</text:a> - <text:a xlink:href="javascript:void(0);" xlink:type="simple">More</text:a> <text:a xlink:href="https://myanimelist.net/anime/379/Heppoko_Jikken_Animation_Excel♥Saga" xlink:type="simple">Heppoko Jikken Animation Excel♥Saga</text:a> </text:p>
          </table:table-cell>
          <table:covered-table-cell table:number-columns-repeated="4" table:style-name="Default"/>
          <table:covered-table-cell table:number-columns-repeated="19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20"/>
        </table:table-row>
        <table:table-row table:style-name="ro1">
          <table:table-cell office:value-type="string" calcext:value-type="string" table:number-columns-spanned="200" table:number-rows-spanned="1">
            <text:p><text:a xlink:href="https://myanimelist.net/ownlist/anime/729/edit?hideLayout" xlink:type="simple">Edit</text:a> - <text:a xlink:href="javascript:void(0);" xlink:type="simple">More</text:a> <text:a xlink:href="https://myanimelist.net/anime/729/Hiatari_Ryoukou" xlink:type="simple">Hiatari Ryoukou!</text:a> </text:p>
          </table:table-cell>
          <table:covered-table-cell table:number-columns-repeated="4" table:style-name="Default"/>
          <table:covered-table-cell table:number-columns-repeated="19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48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15"/>
        </table:table-row>
        <table:table-row table:style-name="ro1">
          <table:table-cell office:value-type="string" calcext:value-type="string" table:number-columns-spanned="205" table:number-rows-spanned="1">
            <text:p><text:a xlink:href="https://myanimelist.net/ownlist/anime/967/edit?hideLayout" xlink:type="simple">Edit</text:a> - <text:a xlink:href="javascript:void(0);" xlink:type="simple">More</text:a> <text:a xlink:href="https://myanimelist.net/anime/967/Hokuto_no_Ken" xlink:type="simple">Hokuto no Ken</text:a> </text:p>
          </table:table-cell>
          <table:covered-table-cell table:number-columns-repeated="4" table:style-name="Default"/>
          <table:covered-table-cell table:number-columns-repeated="20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09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10"/>
        </table:table-row>
        <table:table-row table:style-name="ro1">
          <table:table-cell office:value-type="string" calcext:value-type="string" table:number-columns-spanned="210" table:number-rows-spanned="1">
            <text:p><text:a xlink:href="https://myanimelist.net/ownlist/anime/8426/edit?hideLayout" xlink:type="simple">Edit</text:a> - <text:a xlink:href="javascript:void(0);" xlink:type="simple">More</text:a> <text:a xlink:href="https://myanimelist.net/anime/8426/Hourou_Musuko" xlink:type="simple">Hourou Musuko</text:a> </text:p>
          </table:table-cell>
          <table:covered-table-cell table:number-columns-repeated="4" table:style-name="Default"/>
          <table:covered-table-cell table:number-columns-repeated="20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1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05"/>
        </table:table-row>
        <table:table-row table:style-name="ro1">
          <table:table-cell office:value-type="string" calcext:value-type="string" table:number-columns-spanned="215" table:number-rows-spanned="1">
            <text:p><text:a xlink:href="https://myanimelist.net/ownlist/anime/12189/edit?hideLayout" xlink:type="simple">Edit</text:a> - <text:a xlink:href="javascript:void(0);" xlink:type="simple">More</text:a> <text:a xlink:href="https://myanimelist.net/anime/12189/Hyouka" xlink:type="simple">Hyouka</text:a> </text:p>
          </table:table-cell>
          <table:covered-table-cell table:number-columns-repeated="4" table:style-name="Default"/>
          <table:covered-table-cell table:number-columns-repeated="21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00"/>
        </table:table-row>
        <table:table-row table:style-name="ro1">
          <table:table-cell office:value-type="string" calcext:value-type="string" table:number-columns-spanned="220" table:number-rows-spanned="1">
            <text:p><text:a xlink:href="https://myanimelist.net/ownlist/anime/160/edit?hideLayout" xlink:type="simple">Edit</text:a> - <text:a xlink:href="javascript:void(0);" xlink:type="simple">More</text:a> <text:a xlink:href="https://myanimelist.net/anime/160/Ima_Soko_ni_Iru_Boku" xlink:type="simple">Ima, Soko ni Iru Boku</text:a> </text:p>
          </table:table-cell>
          <table:covered-table-cell table:number-columns-repeated="4" table:style-name="Default"/>
          <table:covered-table-cell table:number-columns-repeated="21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95"/>
        </table:table-row>
        <table:table-row table:style-name="ro1">
          <table:table-cell office:value-type="string" calcext:value-type="string" table:number-columns-spanned="225" table:number-rows-spanned="1">
            <text:p><text:a xlink:href="https://myanimelist.net/ownlist/anime/3326/edit?hideLayout" xlink:type="simple">Edit</text:a> - <text:a xlink:href="javascript:void(0);" xlink:type="simple">More</text:a> <text:a xlink:href="https://myanimelist.net/anime/3326/Inaka_Isha" xlink:type="simple">Inaka Isha</text:a> </text:p>
          </table:table-cell>
          <table:covered-table-cell table:number-columns-repeated="4" table:style-name="Default"/>
          <table:covered-table-cell table:number-columns-repeated="22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Movie </text:p>
          </table:table-cell>
          <table:table-cell table:style-name="ce3" office:value-type="string" calcext:value-type="string">
            <text:p><text:a xlink:href="javascript:void(0);" xlink:type="simple">-/1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90"/>
        </table:table-row>
        <table:table-row table:style-name="ro1">
          <table:table-cell office:value-type="string" calcext:value-type="string" table:number-columns-spanned="230" table:number-rows-spanned="1">
            <text:p><text:a xlink:href="https://myanimelist.net/ownlist/anime/153/edit?hideLayout" xlink:type="simple">Edit</text:a> - <text:a xlink:href="javascript:void(0);" xlink:type="simple">More</text:a> <text:a xlink:href="https://myanimelist.net/anime/153/Juuni_Kokuki" xlink:type="simple">Juuni Kokuki</text:a> </text:p>
          </table:table-cell>
          <table:covered-table-cell table:number-columns-repeated="4" table:style-name="Default"/>
          <table:covered-table-cell table:number-columns-repeated="22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45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85"/>
        </table:table-row>
        <table:table-row table:style-name="ro1">
          <table:table-cell office:value-type="string" calcext:value-type="string" table:number-columns-spanned="235" table:number-rows-spanned="1">
            <text:p><text:a xlink:href="https://myanimelist.net/ownlist/anime/8339/edit?hideLayout" xlink:type="simple">Edit</text:a> - <text:a xlink:href="javascript:void(0);" xlink:type="simple">More</text:a> <text:a xlink:href="https://myanimelist.net/anime/8339/Kachou_no_Koi" xlink:type="simple">Kachou no Koi</text:a> </text:p>
          </table:table-cell>
          <table:covered-table-cell table:number-columns-repeated="4" table:style-name="Default"/>
          <table:covered-table-cell table:number-columns-repeated="23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OVA </text:p>
          </table:table-cell>
          <table:table-cell table:style-name="ce3" office:value-type="string" calcext:value-type="string">
            <text:p><text:a xlink:href="javascript:void(0);" xlink:type="simple">-/1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80"/>
        </table:table-row>
        <table:table-row table:style-name="ro1">
          <table:table-cell office:value-type="string" calcext:value-type="string" table:number-columns-spanned="240" table:number-rows-spanned="1">
            <text:p><text:a xlink:href="https://myanimelist.net/ownlist/anime/25681/edit?hideLayout" xlink:type="simple">Edit</text:a> - <text:a xlink:href="javascript:void(0);" xlink:type="simple">More</text:a> <text:a xlink:href="https://myanimelist.net/anime/25681/Kamisama_Hajimemashita◎" xlink:type="simple">Kamisama Hajimemashita◎</text:a> </text:p>
          </table:table-cell>
          <table:covered-table-cell table:number-columns-repeated="4" table:style-name="Default"/>
          <table:covered-table-cell table:number-columns-repeated="23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75"/>
        </table:table-row>
        <table:table-row table:style-name="ro1">
          <table:table-cell office:value-type="string" calcext:value-type="string" table:number-columns-spanned="245" table:number-rows-spanned="1">
            <text:p><text:a xlink:href="https://myanimelist.net/ownlist/anime/145/edit?hideLayout" xlink:type="simple">Edit</text:a> - <text:a xlink:href="javascript:void(0);" xlink:type="simple">More</text:a> <text:a xlink:href="https://myanimelist.net/anime/145/Kareshi_Kanojo_no_Jijou" xlink:type="simple">Kareshi Kanojo no Jijou</text:a> </text:p>
          </table:table-cell>
          <table:covered-table-cell table:number-columns-repeated="4" table:style-name="Default"/>
          <table:covered-table-cell table:number-columns-repeated="24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70"/>
        </table:table-row>
        <table:table-row table:style-name="ro1">
          <table:table-cell office:value-type="string" calcext:value-type="string" table:number-columns-spanned="250" table:number-rows-spanned="1">
            <text:p><text:a xlink:href="https://myanimelist.net/ownlist/anime/16035/edit?hideLayout" xlink:type="simple">Edit</text:a> - <text:a xlink:href="javascript:void(0);" xlink:type="simple">More</text:a> <text:a xlink:href="https://myanimelist.net/anime/16035/Karneval_TV" xlink:type="simple">Karneval (TV)</text:a> </text:p>
          </table:table-cell>
          <table:covered-table-cell table:number-columns-repeated="4" table:style-name="Default"/>
          <table:covered-table-cell table:number-columns-repeated="24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65"/>
        </table:table-row>
        <table:table-row table:style-name="ro1">
          <table:table-cell office:value-type="string" calcext:value-type="string" table:number-columns-spanned="255" table:number-rows-spanned="1">
            <text:p><text:a xlink:href="https://myanimelist.net/ownlist/anime/1691/edit?hideLayout" xlink:type="simple">Edit</text:a> - <text:a xlink:href="javascript:void(0);" xlink:type="simple">More</text:a> <text:a xlink:href="https://myanimelist.net/anime/1691/Kaze_no_Stigma" xlink:type="simple">Kaze no Stigma</text:a> </text:p>
          </table:table-cell>
          <table:covered-table-cell table:number-columns-repeated="4" table:style-name="Default"/>
          <table:covered-table-cell table:number-columns-repeated="25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60"/>
        </table:table-row>
        <table:table-row table:style-name="ro1">
          <table:table-cell office:value-type="string" calcext:value-type="string" table:number-columns-spanned="260" table:number-rows-spanned="1">
            <text:p><text:a xlink:href="https://myanimelist.net/ownlist/anime/1606/edit?hideLayout" xlink:type="simple">Edit</text:a> - <text:a xlink:href="javascript:void(0);" xlink:type="simple">More</text:a> <text:a xlink:href="https://myanimelist.net/anime/1606/Kekkaishi" xlink:type="simple">Kekkaishi</text:a> </text:p>
          </table:table-cell>
          <table:covered-table-cell table:number-columns-repeated="4" table:style-name="Default"/>
          <table:covered-table-cell table:number-columns-repeated="25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5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55"/>
        </table:table-row>
        <table:table-row table:style-name="ro1">
          <table:table-cell office:value-type="string" calcext:value-type="string" table:number-columns-spanned="265" table:number-rows-spanned="1">
            <text:p><text:a xlink:href="https://myanimelist.net/ownlist/anime/147/edit?hideLayout" xlink:type="simple">Edit</text:a> - <text:a xlink:href="javascript:void(0);" xlink:type="simple">More</text:a> <text:a xlink:href="https://myanimelist.net/anime/147/Kimi_ga_Nozomu_Eien" xlink:type="simple">Kimi ga Nozomu Eien</text:a> </text:p>
          </table:table-cell>
          <table:covered-table-cell table:number-columns-repeated="4" table:style-name="Default"/>
          <table:covered-table-cell table:number-columns-repeated="26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4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50"/>
        </table:table-row>
        <table:table-row table:style-name="ro1">
          <table:table-cell office:value-type="string" calcext:value-type="string" table:number-columns-spanned="270" table:number-rows-spanned="1">
            <text:p><text:a xlink:href="https://myanimelist.net/ownlist/anime/2927/edit?hideLayout" xlink:type="simple">Edit</text:a> - <text:a xlink:href="javascript:void(0);" xlink:type="simple">More</text:a> <text:a xlink:href="https://myanimelist.net/anime/2927/Kimikiss_Pure_Rouge" xlink:type="simple">Kimikiss Pure Rouge</text:a> </text:p>
          </table:table-cell>
          <table:covered-table-cell table:number-columns-repeated="4" table:style-name="Default"/>
          <table:covered-table-cell table:number-columns-repeated="26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45"/>
        </table:table-row>
        <table:table-row table:style-name="ro1">
          <table:table-cell office:value-type="string" calcext:value-type="string" table:number-columns-spanned="275" table:number-rows-spanned="1">
            <text:p><text:a xlink:href="https://myanimelist.net/ownlist/anime/486/edit?hideLayout" xlink:type="simple">Edit</text:a> - <text:a xlink:href="javascript:void(0);" xlink:type="simple">More</text:a> <text:a xlink:href="https://myanimelist.net/anime/486/Kino_no_Tabi__The_Beautiful_World" xlink:type="simple">Kino no Tabi: The Beautiful World</text:a> </text:p>
          </table:table-cell>
          <table:covered-table-cell table:number-columns-repeated="4" table:style-name="Default"/>
          <table:covered-table-cell table:number-columns-repeated="27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40"/>
        </table:table-row>
        <table:table-row table:style-name="ro1">
          <table:table-cell office:value-type="string" calcext:value-type="string" table:number-columns-spanned="280" table:number-rows-spanned="1">
            <text:p><text:a xlink:href="https://myanimelist.net/ownlist/anime/34104/edit?hideLayout" xlink:type="simple">Edit</text:a> - <text:a xlink:href="javascript:void(0);" xlink:type="simple">More</text:a> <text:a xlink:href="https://myanimelist.net/anime/34104/Knights___Magic" xlink:type="simple">Knight's &amp; Magic</text:a> </text:p>
          </table:table-cell>
          <table:covered-table-cell table:number-columns-repeated="4" table:style-name="Default"/>
          <table:covered-table-cell table:number-columns-repeated="27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35"/>
        </table:table-row>
        <table:table-row table:style-name="ro1">
          <table:table-cell office:value-type="string" calcext:value-type="string" table:number-columns-spanned="285" table:number-rows-spanned="1">
            <text:p><text:a xlink:href="https://myanimelist.net/ownlist/anime/11887/edit?hideLayout" xlink:type="simple">Edit</text:a> - <text:a xlink:href="javascript:void(0);" xlink:type="simple">More</text:a> <text:a xlink:href="https://myanimelist.net/anime/11887/Kokoro_Connect" xlink:type="simple">Kokoro Connect</text:a> </text:p>
          </table:table-cell>
          <table:covered-table-cell table:number-columns-repeated="4" table:style-name="Default"/>
          <table:covered-table-cell table:number-columns-repeated="28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30"/>
        </table:table-row>
        <table:table-row table:style-name="ro1">
          <table:table-cell office:value-type="string" calcext:value-type="string" table:number-columns-spanned="290" table:number-rows-spanned="1">
            <text:p><text:a xlink:href="https://myanimelist.net/ownlist/anime/15439/edit?hideLayout" xlink:type="simple">Edit</text:a> - <text:a xlink:href="javascript:void(0);" xlink:type="simple">More</text:a> <text:a xlink:href="https://myanimelist.net/anime/15439/Kono_Danshi_Ningyo_Hiroimashita" xlink:type="simple">Kono Danshi, Ningyo Hiroimashita.</text:a> </text:p>
          </table:table-cell>
          <table:covered-table-cell table:number-columns-repeated="4" table:style-name="Default"/>
          <table:covered-table-cell table:number-columns-repeated="28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OVA </text:p>
          </table:table-cell>
          <table:table-cell table:style-name="ce3" office:value-type="string" calcext:value-type="string">
            <text:p><text:a xlink:href="javascript:void(0);" xlink:type="simple">-/1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25"/>
        </table:table-row>
        <table:table-row table:style-name="ro1">
          <table:table-cell office:value-type="string" calcext:value-type="string" table:number-columns-spanned="295" table:number-rows-spanned="1">
            <text:p><text:a xlink:href="https://myanimelist.net/ownlist/anime/16782/edit?hideLayout" xlink:type="simple">Edit</text:a> - <text:a xlink:href="javascript:void(0);" xlink:type="simple">More</text:a> <text:a xlink:href="https://myanimelist.net/anime/16782/Kotonoha_no_Niwa" xlink:type="simple">Kotonoha no Niwa</text:a> </text:p>
          </table:table-cell>
          <table:covered-table-cell table:number-columns-repeated="4" table:style-name="Default"/>
          <table:covered-table-cell table:number-columns-repeated="29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Movie </text:p>
          </table:table-cell>
          <table:table-cell table:style-name="ce3" office:value-type="string" calcext:value-type="string">
            <text:p><text:a xlink:href="javascript:void(0);" xlink:type="simple">-/1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20"/>
        </table:table-row>
        <table:table-row table:style-name="ro1">
          <table:table-cell office:value-type="string" calcext:value-type="string" table:number-columns-spanned="300" table:number-rows-spanned="1">
            <text:p><text:a xlink:href="https://myanimelist.net/ownlist/anime/18153/edit?hideLayout" xlink:type="simple">Edit</text:a> - <text:a xlink:href="javascript:void(0);" xlink:type="simple">More</text:a> <text:a xlink:href="https://myanimelist.net/anime/18153/Kyoukai_no_Kanata" xlink:type="simple">Kyoukai no Kanata</text:a> </text:p>
          </table:table-cell>
          <table:covered-table-cell table:number-columns-repeated="4" table:style-name="Default"/>
          <table:covered-table-cell table:number-columns-repeated="29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15"/>
        </table:table-row>
        <table:table-row table:style-name="ro1">
          <table:table-cell office:value-type="string" calcext:value-type="string" table:number-columns-spanned="305" table:number-rows-spanned="1">
            <text:p><text:a xlink:href="https://myanimelist.net/ownlist/anime/97/edit?hideLayout" xlink:type="simple">Edit</text:a> - <text:a xlink:href="javascript:void(0);" xlink:type="simple">More</text:a> <text:a xlink:href="https://myanimelist.net/anime/97/Last_Exile" xlink:type="simple">Last Exile</text:a> </text:p>
          </table:table-cell>
          <table:covered-table-cell table:number-columns-repeated="4" table:style-name="Default"/>
          <table:covered-table-cell table:number-columns-repeated="30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14/26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10"/>
        </table:table-row>
        <table:table-row table:style-name="ro1">
          <table:table-cell office:value-type="string" calcext:value-type="string" table:number-columns-spanned="310" table:number-rows-spanned="1">
            <text:p><text:a xlink:href="https://myanimelist.net/ownlist/anime/21105/edit?hideLayout" xlink:type="simple">Edit</text:a> - <text:a xlink:href="javascript:void(0);" xlink:type="simple">More</text:a> <text:a xlink:href="https://myanimelist.net/anime/21105/Love_Stage" xlink:type="simple">Love Stage!!</text:a> </text:p>
          </table:table-cell>
          <table:covered-table-cell table:number-columns-repeated="4" table:style-name="Default"/>
          <table:covered-table-cell table:number-columns-repeated="30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0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05"/>
        </table:table-row>
        <table:table-row table:style-name="ro1">
          <table:table-cell office:value-type="string" calcext:value-type="string" table:number-columns-spanned="315" table:number-rows-spanned="1">
            <text:p><text:a xlink:href="https://myanimelist.net/ownlist/anime/34599/edit?hideLayout" xlink:type="simple">Edit</text:a> - <text:a xlink:href="javascript:void(0);" xlink:type="simple">More</text:a> <text:a xlink:href="https://myanimelist.net/anime/34599/Made_in_Abyss" xlink:type="simple">Made in Abyss</text:a> </text:p>
          </table:table-cell>
          <table:covered-table-cell table:number-columns-repeated="4" table:style-name="Default"/>
          <table:covered-table-cell table:number-columns-repeated="31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00"/>
        </table:table-row>
        <table:table-row table:style-name="ro1">
          <table:table-cell office:value-type="string" calcext:value-type="string" table:number-columns-spanned="320" table:number-rows-spanned="1">
            <text:p><text:a xlink:href="https://myanimelist.net/ownlist/anime/157/edit?hideLayout" xlink:type="simple">Edit</text:a> - <text:a xlink:href="javascript:void(0);" xlink:type="simple">More</text:a> <text:a xlink:href="https://myanimelist.net/anime/157/Mahou_Sensei_Negima" xlink:type="simple">Mahou Sensei Negima!</text:a> </text:p>
          </table:table-cell>
          <table:covered-table-cell table:number-columns-repeated="4" table:style-name="Default"/>
          <table:covered-table-cell table:number-columns-repeated="31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95"/>
        </table:table-row>
        <table:table-row table:style-name="ro1">
          <table:table-cell office:value-type="string" calcext:value-type="string" table:number-columns-spanned="325" table:number-rows-spanned="1">
            <text:p><text:a xlink:href="https://myanimelist.net/ownlist/anime/20785/edit?hideLayout" xlink:type="simple">Edit</text:a> - <text:a xlink:href="javascript:void(0);" xlink:type="simple">More</text:a> <text:a xlink:href="https://myanimelist.net/anime/20785/Mahouka_Koukou_no_Rettousei" xlink:type="simple">Mahouka Koukou no Rettousei</text:a> </text:p>
          </table:table-cell>
          <table:covered-table-cell table:number-columns-repeated="4" table:style-name="Default"/>
          <table:covered-table-cell table:number-columns-repeated="32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90"/>
        </table:table-row>
        <table:table-row table:style-name="ro1">
          <table:table-cell office:value-type="string" calcext:value-type="string" table:number-columns-spanned="330" table:number-rows-spanned="1">
            <text:p><text:a xlink:href="https://myanimelist.net/ownlist/anime/33487/edit?hideLayout" xlink:type="simple">Edit</text:a> - <text:a xlink:href="javascript:void(0);" xlink:type="simple">More</text:a> <text:a xlink:href="https://myanimelist.net/anime/33487/Masamune-kun_no_Revenge" xlink:type="simple">Masamune-kun no Revenge</text:a> </text:p>
          </table:table-cell>
          <table:covered-table-cell table:number-columns-repeated="4" table:style-name="Default"/>
          <table:covered-table-cell table:number-columns-repeated="32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85"/>
        </table:table-row>
        <table:table-row table:style-name="ro1">
          <table:table-cell office:value-type="string" calcext:value-type="string" table:number-columns-spanned="335" table:number-rows-spanned="1">
            <text:p><text:a xlink:href="https://myanimelist.net/ownlist/anime/1483/edit?hideLayout" xlink:type="simple">Edit</text:a> - <text:a xlink:href="javascript:void(0);" xlink:type="simple">More</text:a> <text:a xlink:href="https://myanimelist.net/anime/1483/Master_Keaton" xlink:type="simple">Master Keaton</text:a> </text:p>
          </table:table-cell>
          <table:covered-table-cell table:number-columns-repeated="4" table:style-name="Default"/>
          <table:covered-table-cell table:number-columns-repeated="33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80"/>
        </table:table-row>
        <table:table-row table:style-name="ro1">
          <table:table-cell office:value-type="string" calcext:value-type="string" table:number-columns-spanned="340" table:number-rows-spanned="1">
            <text:p><text:a xlink:href="https://myanimelist.net/ownlist/anime/7590/edit?hideLayout" xlink:type="simple">Edit</text:a> - <text:a xlink:href="javascript:void(0);" xlink:type="simple">More</text:a> <text:a xlink:href="https://myanimelist.net/anime/7590/Mayoi_Neko_Overrun" xlink:type="simple">Mayoi Neko Overrun!</text:a> </text:p>
          </table:table-cell>
          <table:covered-table-cell table:number-columns-repeated="4" table:style-name="Default"/>
          <table:covered-table-cell table:number-columns-repeated="33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75"/>
        </table:table-row>
        <table:table-row table:style-name="ro1">
          <table:table-cell office:value-type="string" calcext:value-type="string" table:number-columns-spanned="345" table:number-rows-spanned="1">
            <text:p><text:a xlink:href="https://myanimelist.net/ownlist/anime/302/edit?hideLayout" xlink:type="simple">Edit</text:a> - <text:a xlink:href="javascript:void(0);" xlink:type="simple">More</text:a> <text:a xlink:href="https://myanimelist.net/anime/302/Mirai_Shounen_Conan" xlink:type="simple">Mirai Shounen Conan</text:a> </text:p>
          </table:table-cell>
          <table:covered-table-cell table:number-columns-repeated="4" table:style-name="Default"/>
          <table:covered-table-cell table:number-columns-repeated="34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70"/>
        </table:table-row>
        <table:table-row table:style-name="ro1">
          <table:table-cell office:value-type="string" calcext:value-type="string" table:number-columns-spanned="350" table:number-rows-spanned="1">
            <text:p><text:a xlink:href="https://myanimelist.net/ownlist/anime/838/edit?hideLayout" xlink:type="simple">Edit</text:a> - <text:a xlink:href="javascript:void(0);" xlink:type="simple">More</text:a> <text:a xlink:href="https://myanimelist.net/anime/838/Narutaru__Mukuro_Naru_Hoshi_Tama_Taru_Ko" xlink:type="simple">Narutaru: Mukuro Naru Hoshi Tama Taru Ko</text:a> </text:p>
          </table:table-cell>
          <table:covered-table-cell table:number-columns-repeated="4" table:style-name="Default"/>
          <table:covered-table-cell table:number-columns-repeated="34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65"/>
        </table:table-row>
        <table:table-row table:style-name="ro1">
          <table:table-cell office:value-type="string" calcext:value-type="string" table:number-columns-spanned="355" table:number-rows-spanned="1">
            <text:p><text:a xlink:href="https://myanimelist.net/ownlist/anime/10165/edit?hideLayout" xlink:type="simple">Edit</text:a> - <text:a xlink:href="javascript:void(0);" xlink:type="simple">More</text:a> <text:a xlink:href="https://myanimelist.net/anime/10165/Nichijou" xlink:type="simple">Nichijou</text:a> </text:p>
          </table:table-cell>
          <table:covered-table-cell table:number-columns-repeated="4" table:style-name="Default"/>
          <table:covered-table-cell table:number-columns-repeated="35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60"/>
        </table:table-row>
        <table:table-row table:style-name="ro1">
          <table:table-cell office:value-type="string" calcext:value-type="string" table:number-columns-spanned="360" table:number-rows-spanned="1">
            <text:p><text:a xlink:href="https://myanimelist.net/ownlist/anime/21177/edit?hideLayout" xlink:type="simple">Edit</text:a> - <text:a xlink:href="javascript:void(0);" xlink:type="simple">More</text:a> <text:a xlink:href="https://myanimelist.net/anime/21177/Nobunaga_the_Fool" xlink:type="simple">Nobunaga the Fool</text:a> </text:p>
          </table:table-cell>
          <table:covered-table-cell table:number-columns-repeated="4" table:style-name="Default"/>
          <table:covered-table-cell table:number-columns-repeated="35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55"/>
        </table:table-row>
        <table:table-row table:style-name="ro1">
          <table:table-cell office:value-type="string" calcext:value-type="string" table:number-columns-spanned="365" table:number-rows-spanned="1">
            <text:p><text:a xlink:href="https://myanimelist.net/ownlist/anime/1698/edit?hideLayout" xlink:type="simple">Edit</text:a> - <text:a xlink:href="javascript:void(0);" xlink:type="simple">More</text:a> <text:a xlink:href="https://myanimelist.net/anime/1698/Nodame_Cantabile" xlink:type="simple">Nodame Cantabile</text:a> </text:p>
          </table:table-cell>
          <table:covered-table-cell table:number-columns-repeated="4" table:style-name="Default"/>
          <table:covered-table-cell table:number-columns-repeated="36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50"/>
        </table:table-row>
        <table:table-row table:style-name="ro1">
          <table:table-cell office:value-type="string" calcext:value-type="string" table:number-columns-spanned="370" table:number-rows-spanned="1">
            <text:p><text:a xlink:href="https://myanimelist.net/ownlist/anime/322/edit?hideLayout" xlink:type="simple">Edit</text:a> - <text:a xlink:href="javascript:void(0);" xlink:type="simple">More</text:a> <text:a xlink:href="https://myanimelist.net/anime/322/Paradise_Kiss" xlink:type="simple">Paradise Kiss</text:a> </text:p>
          </table:table-cell>
          <table:covered-table-cell table:number-columns-repeated="4" table:style-name="Default"/>
          <table:covered-table-cell table:number-columns-repeated="36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45"/>
        </table:table-row>
        <table:table-row table:style-name="ro1">
          <table:table-cell office:value-type="string" calcext:value-type="string" table:number-columns-spanned="375" table:number-rows-spanned="1">
            <text:p><text:a xlink:href="https://myanimelist.net/ownlist/anime/329/edit?hideLayout" xlink:type="simple">Edit</text:a> - <text:a xlink:href="javascript:void(0);" xlink:type="simple">More</text:a> <text:a xlink:href="https://myanimelist.net/anime/329/Planetes" xlink:type="simple">Planetes</text:a> </text:p>
          </table:table-cell>
          <table:covered-table-cell table:number-columns-repeated="4" table:style-name="Default"/>
          <table:covered-table-cell table:number-columns-repeated="37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40"/>
        </table:table-row>
        <table:table-row table:style-name="ro1">
          <table:table-cell office:value-type="string" calcext:value-type="string" table:number-columns-spanned="380" table:number-rows-spanned="1">
            <text:p><text:a xlink:href="https://myanimelist.net/ownlist/anime/721/edit?hideLayout" xlink:type="simple">Edit</text:a> - <text:a xlink:href="javascript:void(0);" xlink:type="simple">More</text:a> <text:a xlink:href="https://myanimelist.net/anime/721/Princess_Tutu" xlink:type="simple">Princess Tutu</text:a> </text:p>
          </table:table-cell>
          <table:covered-table-cell table:number-columns-repeated="4" table:style-name="Default"/>
          <table:covered-table-cell table:number-columns-repeated="37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38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35"/>
        </table:table-row>
        <table:table-row table:style-name="ro1">
          <table:table-cell office:value-type="string" calcext:value-type="string" table:number-columns-spanned="385" table:number-rows-spanned="1">
            <text:p><text:a xlink:href="https://myanimelist.net/ownlist/anime/13601/edit?hideLayout" xlink:type="simple">Edit</text:a> - <text:a xlink:href="javascript:void(0);" xlink:type="simple">More</text:a> <text:a xlink:href="https://myanimelist.net/anime/13601/Psycho-Pass" xlink:type="simple">Psycho-Pass</text:a> </text:p>
          </table:table-cell>
          <table:covered-table-cell table:number-columns-repeated="4" table:style-name="Default"/>
          <table:covered-table-cell table:number-columns-repeated="38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30"/>
        </table:table-row>
        <table:table-row table:style-name="ro1">
          <table:table-cell office:value-type="string" calcext:value-type="string" table:number-columns-spanned="390" table:number-rows-spanned="1">
            <text:p><text:a xlink:href="https://myanimelist.net/ownlist/anime/6114/edit?hideLayout" xlink:type="simple">Edit</text:a> - <text:a xlink:href="javascript:void(0);" xlink:type="simple">More</text:a> <text:a xlink:href="https://myanimelist.net/anime/6114/Rainbow__Nisha_Rokubou_no_Shichinin" xlink:type="simple">Rainbow: Nisha Rokubou no Shichinin</text:a> </text:p>
          </table:table-cell>
          <table:covered-table-cell table:number-columns-repeated="4" table:style-name="Default"/>
          <table:covered-table-cell table:number-columns-repeated="38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25"/>
        </table:table-row>
        <table:table-row table:style-name="ro1">
          <table:table-cell office:value-type="string" calcext:value-type="string" table:number-columns-spanned="395" table:number-rows-spanned="1">
            <text:p><text:a xlink:href="https://myanimelist.net/ownlist/anime/30296/edit?hideLayout" xlink:type="simple">Edit</text:a> - <text:a xlink:href="javascript:void(0);" xlink:type="simple">More</text:a> <text:a xlink:href="https://myanimelist.net/anime/30296/Rakudai_Kishi_no_Cavalry" xlink:type="simple">Rakudai Kishi no Cavalry</text:a> </text:p>
          </table:table-cell>
          <table:covered-table-cell table:number-columns-repeated="4" table:style-name="Default"/>
          <table:covered-table-cell table:number-columns-repeated="39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20"/>
        </table:table-row>
        <table:table-row table:style-name="ro1">
          <table:table-cell office:value-type="string" calcext:value-type="string" table:number-columns-spanned="400" table:number-rows-spanned="1">
            <text:p><text:a xlink:href="https://myanimelist.net/ownlist/anime/28497/edit?hideLayout" xlink:type="simple">Edit</text:a> - <text:a xlink:href="javascript:void(0);" xlink:type="simple">More</text:a> <text:a xlink:href="https://myanimelist.net/anime/28497/Rokka_no_Yuusha" xlink:type="simple">Rokka no Yuusha</text:a> </text:p>
          </table:table-cell>
          <table:covered-table-cell table:number-columns-repeated="4" table:style-name="Default"/>
          <table:covered-table-cell table:number-columns-repeated="39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15"/>
        </table:table-row>
        <table:table-row table:style-name="ro1">
          <table:table-cell office:value-type="string" calcext:value-type="string" table:number-columns-spanned="405" table:number-rows-spanned="1">
            <text:p><text:a xlink:href="https://myanimelist.net/ownlist/anime/529/edit?hideLayout" xlink:type="simple">Edit</text:a> - <text:a xlink:href="javascript:void(0);" xlink:type="simple">More</text:a> <text:a xlink:href="https://myanimelist.net/anime/529/Saishuu_Heiki_Kanojo" xlink:type="simple">Saishuu Heiki Kanojo</text:a> </text:p>
          </table:table-cell>
          <table:covered-table-cell table:number-columns-repeated="4" table:style-name="Default"/>
          <table:covered-table-cell table:number-columns-repeated="40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10"/>
        </table:table-row>
        <table:table-row table:style-name="ro1">
          <table:table-cell office:value-type="string" calcext:value-type="string" table:number-columns-spanned="410" table:number-rows-spanned="1">
            <text:p><text:a xlink:href="https://myanimelist.net/ownlist/anime/957/edit?hideLayout" xlink:type="simple">Edit</text:a> - <text:a xlink:href="javascript:void(0);" xlink:type="simple">More</text:a> <text:a xlink:href="https://myanimelist.net/anime/957/Saiunkoku_Monogatari" xlink:type="simple">Saiunkoku Monogatari</text:a> </text:p>
          </table:table-cell>
          <table:covered-table-cell table:number-columns-repeated="4" table:style-name="Default"/>
          <table:covered-table-cell table:number-columns-repeated="40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39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05"/>
        </table:table-row>
        <table:table-row table:style-name="ro1">
          <table:table-cell office:value-type="string" calcext:value-type="string" table:number-columns-spanned="415" table:number-rows-spanned="1">
            <text:p><text:a xlink:href="https://myanimelist.net/ownlist/anime/12477/edit?hideLayout" xlink:type="simple">Edit</text:a> - <text:a xlink:href="javascript:void(0);" xlink:type="simple">More</text:a> <text:a xlink:href="https://myanimelist.net/anime/12477/Sakasama_no_Patema" xlink:type="simple">Sakasama no Patema</text:a> </text:p>
          </table:table-cell>
          <table:covered-table-cell table:number-columns-repeated="4" table:style-name="Default"/>
          <table:covered-table-cell table:number-columns-repeated="41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Movie </text:p>
          </table:table-cell>
          <table:table-cell table:style-name="ce3" office:value-type="string" calcext:value-type="string">
            <text:p><text:a xlink:href="javascript:void(0);" xlink:type="simple">-/1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00"/>
        </table:table-row>
        <table:table-row table:style-name="ro1">
          <table:table-cell office:value-type="string" calcext:value-type="string" table:number-columns-spanned="420" table:number-rows-spanned="1">
            <text:p><text:a xlink:href="https://myanimelist.net/ownlist/anime/1827/edit?hideLayout" xlink:type="simple">Edit</text:a> - <text:a xlink:href="javascript:void(0);" xlink:type="simple">More</text:a> <text:a xlink:href="https://myanimelist.net/anime/1827/Seirei_no_Moribito" xlink:type="simple">Seirei no Moribito</text:a> </text:p>
          </table:table-cell>
          <table:covered-table-cell table:number-columns-repeated="4" table:style-name="Default"/>
          <table:covered-table-cell table:number-columns-repeated="41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95"/>
        </table:table-row>
        <table:table-row table:style-name="ro1">
          <table:table-cell office:value-type="string" calcext:value-type="string" table:number-columns-spanned="425" table:number-rows-spanned="1">
            <text:p><text:a xlink:href="https://myanimelist.net/ownlist/anime/1033/edit?hideLayout" xlink:type="simple">Edit</text:a> - <text:a xlink:href="javascript:void(0);" xlink:type="simple">More</text:a> <text:a xlink:href="https://myanimelist.net/anime/1033/Sennen_Joyuu" xlink:type="simple">Sennen Joyuu</text:a> </text:p>
          </table:table-cell>
          <table:covered-table-cell table:number-columns-repeated="4" table:style-name="Default"/>
          <table:covered-table-cell table:number-columns-repeated="42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Movie </text:p>
          </table:table-cell>
          <table:table-cell table:style-name="ce3" office:value-type="string" calcext:value-type="string">
            <text:p><text:a xlink:href="javascript:void(0);" xlink:type="simple">-/1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90"/>
        </table:table-row>
        <table:table-row table:style-name="ro1">
          <table:table-cell office:value-type="string" calcext:value-type="string" table:number-columns-spanned="430" table:number-rows-spanned="1">
            <text:p><text:a xlink:href="https://myanimelist.net/ownlist/anime/339/edit?hideLayout" xlink:type="simple">Edit</text:a> - <text:a xlink:href="javascript:void(0);" xlink:type="simple">More</text:a> <text:a xlink:href="https://myanimelist.net/anime/339/Serial_Experiments_Lain" xlink:type="simple">Serial Experiments Lain</text:a> </text:p>
          </table:table-cell>
          <table:covered-table-cell table:number-columns-repeated="4" table:style-name="Default"/>
          <table:covered-table-cell table:number-columns-repeated="42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85"/>
        </table:table-row>
        <table:table-row table:style-name="ro1">
          <table:table-cell office:value-type="string" calcext:value-type="string" table:number-columns-spanned="435" table:number-rows-spanned="1">
            <text:p><text:a xlink:href="https://myanimelist.net/ownlist/anime/2104/edit?hideLayout" xlink:type="simple">Edit</text:a> - <text:a xlink:href="javascript:void(0);" xlink:type="simple">More</text:a> <text:a xlink:href="https://myanimelist.net/anime/2104/Seto_no_Hanayome" xlink:type="simple">Seto no Hanayome</text:a> </text:p>
          </table:table-cell>
          <table:covered-table-cell table:number-columns-repeated="4" table:style-name="Default"/>
          <table:covered-table-cell table:number-columns-repeated="43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6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80"/>
        </table:table-row>
        <table:table-row table:style-name="ro1">
          <table:table-cell office:value-type="string" calcext:value-type="string" table:number-columns-spanned="440" table:number-rows-spanned="1">
            <text:p><text:a xlink:href="https://myanimelist.net/ownlist/anime/23273/edit?hideLayout" xlink:type="simple">Edit</text:a> - <text:a xlink:href="javascript:void(0);" xlink:type="simple">More</text:a> <text:a xlink:href="https://myanimelist.net/anime/23273/Shigatsu_wa_Kimi_no_Uso" xlink:type="simple">Shigatsu wa Kimi no Uso</text:a> </text:p>
          </table:table-cell>
          <table:covered-table-cell table:number-columns-repeated="4" table:style-name="Default"/>
          <table:covered-table-cell table:number-columns-repeated="43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75"/>
        </table:table-row>
        <table:table-row table:style-name="ro1">
          <table:table-cell office:value-type="string" calcext:value-type="string" table:number-columns-spanned="445" table:number-rows-spanned="1">
            <text:p><text:a xlink:href="https://myanimelist.net/ownlist/anime/2216/edit?hideLayout" xlink:type="simple">Edit</text:a> - <text:a xlink:href="javascript:void(0);" xlink:type="simple">More</text:a> <text:a xlink:href="https://myanimelist.net/anime/2216/Shigurui" xlink:type="simple">Shigurui</text:a> </text:p>
          </table:table-cell>
          <table:covered-table-cell table:number-columns-repeated="4" table:style-name="Default"/>
          <table:covered-table-cell table:number-columns-repeated="44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70"/>
        </table:table-row>
        <table:table-row table:style-name="ro1">
          <table:table-cell office:value-type="string" calcext:value-type="string" table:number-columns-spanned="450" table:number-rows-spanned="1">
            <text:p><text:a xlink:href="https://myanimelist.net/ownlist/anime/21843/edit?hideLayout" xlink:type="simple">Edit</text:a> - <text:a xlink:href="javascript:void(0);" xlink:type="simple">More</text:a> <text:a xlink:href="https://myanimelist.net/anime/21843/Shingeki_no_Bahamut__Genesis" xlink:type="simple">Shingeki no Bahamut: Genesis</text:a> </text:p>
          </table:table-cell>
          <table:covered-table-cell table:number-columns-repeated="4" table:style-name="Default"/>
          <table:covered-table-cell table:number-columns-repeated="44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65"/>
        </table:table-row>
        <table:table-row table:style-name="ro1">
          <table:table-cell office:value-type="string" calcext:value-type="string" table:number-columns-spanned="455" table:number-rows-spanned="1">
            <text:p><text:a xlink:href="https://myanimelist.net/ownlist/anime/13125/edit?hideLayout" xlink:type="simple">Edit</text:a> - <text:a xlink:href="javascript:void(0);" xlink:type="simple">More</text:a> <text:a xlink:href="https://myanimelist.net/anime/13125/Shinsekai_yori" xlink:type="simple">Shinsekai yori</text:a> </text:p>
          </table:table-cell>
          <table:covered-table-cell table:number-columns-repeated="4" table:style-name="Default"/>
          <table:covered-table-cell table:number-columns-repeated="45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5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60"/>
        </table:table-row>
        <table:table-row table:style-name="ro1">
          <table:table-cell office:value-type="string" calcext:value-type="string" table:number-columns-spanned="460" table:number-rows-spanned="1">
            <text:p><text:a xlink:href="https://myanimelist.net/ownlist/anime/440/edit?hideLayout" xlink:type="simple">Edit</text:a> - <text:a xlink:href="javascript:void(0);" xlink:type="simple">More</text:a> <text:a xlink:href="https://myanimelist.net/anime/440/Shoujo_Kakumei_Utena" xlink:type="simple">Shoujo Kakumei Utena</text:a> </text:p>
          </table:table-cell>
          <table:covered-table-cell table:number-columns-repeated="4" table:style-name="Default"/>
          <table:covered-table-cell table:number-columns-repeated="45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39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55"/>
        </table:table-row>
        <table:table-row table:style-name="ro1">
          <table:table-cell office:value-type="string" calcext:value-type="string" table:number-columns-spanned="465" table:number-rows-spanned="1">
            <text:p><text:a xlink:href="https://myanimelist.net/ownlist/anime/2923/edit?hideLayout" xlink:type="simple">Edit</text:a> - <text:a xlink:href="javascript:void(0);" xlink:type="simple">More</text:a> <text:a xlink:href="https://myanimelist.net/anime/2923/Shugo_Chara" xlink:type="simple">Shugo Chara!</text:a> </text:p>
          </table:table-cell>
          <table:covered-table-cell table:number-columns-repeated="4" table:style-name="Default"/>
          <table:covered-table-cell table:number-columns-repeated="46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51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50"/>
        </table:table-row>
        <table:table-row table:style-name="ro1">
          <table:table-cell office:value-type="string" calcext:value-type="string" table:number-columns-spanned="470" table:number-rows-spanned="1">
            <text:p><text:a xlink:href="https://myanimelist.net/ownlist/anime/5702/edit?hideLayout" xlink:type="simple">Edit</text:a> - <text:a xlink:href="javascript:void(0);" xlink:type="simple">More</text:a> <text:a xlink:href="https://myanimelist.net/anime/5702/Sora_wo_Miageru_Shoujo_no_Hitomi_ni_Utsuru_Sekai" xlink:type="simple">Sora wo Miageru Shoujo no Hitomi ni Utsuru Sekai</text:a> </text:p>
          </table:table-cell>
          <table:covered-table-cell table:number-columns-repeated="4" table:style-name="Default"/>
          <table:covered-table-cell table:number-columns-repeated="46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9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5"/>
        </table:table-row>
        <table:table-row table:style-name="ro1">
          <table:table-cell office:value-type="string" calcext:value-type="string" table:number-columns-spanned="475" table:number-rows-spanned="1">
            <text:p><text:a xlink:href="https://myanimelist.net/ownlist/anime/9253/edit?hideLayout" xlink:type="simple">Edit</text:a> - <text:a xlink:href="javascript:void(0);" xlink:type="simple">More</text:a> <text:a xlink:href="https://myanimelist.net/anime/9253/Steins_Gate" xlink:type="simple">Steins;Gate</text:a> </text:p>
          </table:table-cell>
          <table:covered-table-cell table:number-columns-repeated="4" table:style-name="Default"/>
          <table:covered-table-cell table:number-columns-repeated="47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4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40"/>
        </table:table-row>
        <table:table-row table:style-name="ro1">
          <table:table-cell office:value-type="string" calcext:value-type="string" table:number-columns-spanned="480" table:number-rows-spanned="1">
            <text:p><text:a xlink:href="https://myanimelist.net/ownlist/anime/14289/edit?hideLayout" xlink:type="simple">Edit</text:a> - <text:a xlink:href="javascript:void(0);" xlink:type="simple">More</text:a> <text:a xlink:href="https://myanimelist.net/anime/14289/Sukitte_Ii_na_yo" xlink:type="simple">Sukitte Ii na yo.</text:a> </text:p>
          </table:table-cell>
          <table:covered-table-cell table:number-columns-repeated="4" table:style-name="Default"/>
          <table:covered-table-cell table:number-columns-repeated="47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5"/>
        </table:table-row>
        <table:table-row table:style-name="ro1">
          <table:table-cell office:value-type="string" calcext:value-type="string" table:number-columns-spanned="485" table:number-rows-spanned="1">
            <text:p><text:a xlink:href="https://myanimelist.net/ownlist/anime/759/edit?hideLayout" xlink:type="simple">Edit</text:a> - <text:a xlink:href="javascript:void(0);" xlink:type="simple">More</text:a> <text:a xlink:href="https://myanimelist.net/anime/759/Tokyo_Godfathers" xlink:type="simple">Tokyo Godfathers</text:a> </text:p>
          </table:table-cell>
          <table:covered-table-cell table:number-columns-repeated="4" table:style-name="Default"/>
          <table:covered-table-cell table:number-columns-repeated="48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Movie </text:p>
          </table:table-cell>
          <table:table-cell table:style-name="ce3" office:value-type="string" calcext:value-type="string">
            <text:p><text:a xlink:href="javascript:void(0);" xlink:type="simple">-/1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30"/>
        </table:table-row>
        <table:table-row table:style-name="ro1">
          <table:table-cell office:value-type="string" calcext:value-type="string" table:number-columns-spanned="490" table:number-rows-spanned="1">
            <text:p><text:a xlink:href="https://myanimelist.net/ownlist/anime/3613/edit?hideLayout" xlink:type="simple">Edit</text:a> - <text:a xlink:href="javascript:void(0);" xlink:type="simple">More</text:a> <text:a xlink:href="https://myanimelist.net/anime/3613/Toshokan_Sensou" xlink:type="simple">Toshokan Sensou</text:a> </text:p>
          </table:table-cell>
          <table:covered-table-cell table:number-columns-repeated="4" table:style-name="Default"/>
          <table:covered-table-cell table:number-columns-repeated="48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2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5"/>
        </table:table-row>
        <table:table-row table:style-name="ro1">
          <table:table-cell office:value-type="string" calcext:value-type="string" table:number-columns-spanned="495" table:number-rows-spanned="1">
            <text:p><text:a xlink:href="https://myanimelist.net/ownlist/anime/2129/edit?hideLayout" xlink:type="simple">Edit</text:a> - <text:a xlink:href="javascript:void(0);" xlink:type="simple">More</text:a> <text:a xlink:href="https://myanimelist.net/anime/2129/True_Tears" xlink:type="simple">True Tears</text:a> </text:p>
          </table:table-cell>
          <table:covered-table-cell table:number-columns-repeated="4" table:style-name="Default"/>
          <table:covered-table-cell table:number-columns-repeated="49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20"/>
        </table:table-row>
        <table:table-row table:style-name="ro1">
          <table:table-cell office:value-type="string" calcext:value-type="string" table:number-columns-spanned="500" table:number-rows-spanned="1">
            <text:p><text:a xlink:href="https://myanimelist.net/ownlist/anime/3457/edit?hideLayout" xlink:type="simple">Edit</text:a> - <text:a xlink:href="javascript:void(0);" xlink:type="simple">More</text:a> <text:a xlink:href="https://myanimelist.net/anime/3457/Vampire_Knight" xlink:type="simple">Vampire Knight</text:a> </text:p>
          </table:table-cell>
          <table:covered-table-cell table:number-columns-repeated="4" table:style-name="Default"/>
          <table:covered-table-cell table:number-columns-repeated="49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5"/>
        </table:table-row>
        <table:table-row table:style-name="ro1">
          <table:table-cell office:value-type="string" calcext:value-type="string" table:number-columns-spanned="505" table:number-rows-spanned="1">
            <text:p><text:a xlink:href="https://myanimelist.net/ownlist/anime/338/edit?hideLayout" xlink:type="simple">Edit</text:a> - <text:a xlink:href="javascript:void(0);" xlink:type="simple">More</text:a> <text:a xlink:href="https://myanimelist.net/anime/338/Versailles_no_Bara" xlink:type="simple">Versailles no Bara</text:a> </text:p>
          </table:table-cell>
          <table:covered-table-cell table:number-columns-repeated="4" table:style-name="Default"/>
          <table:covered-table-cell table:number-columns-repeated="50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40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510" table:number-rows-spanned="1">
            <text:p><text:a xlink:href="https://myanimelist.net/ownlist/anime/33352/edit?hideLayout" xlink:type="simple">Edit</text:a> - <text:a xlink:href="javascript:void(0);" xlink:type="simple">More</text:a> <text:a xlink:href="https://myanimelist.net/anime/33352/Violet_Evergarden" xlink:type="simple">Violet Evergarden</text:a> </text:p>
          </table:table-cell>
          <table:covered-table-cell table:number-columns-repeated="4" table:style-name="Default"/>
          <table:covered-table-cell table:number-columns-repeated="505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13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515" table:number-rows-spanned="1">
            <text:p><text:a xlink:href="https://myanimelist.net/ownlist/anime/1562/edit?hideLayout" xlink:type="simple">Edit</text:a> - <text:a xlink:href="javascript:void(0);" xlink:type="simple">More</text:a> <text:a xlink:href="https://myanimelist.net/anime/1562/Yamato_Nadeshiko_Shichihenge♥" xlink:type="simple">Yamato Nadeshiko Shichihenge♥</text:a> </text:p>
          </table:table-cell>
          <table:covered-table-cell table:number-columns-repeated="4" table:style-name="Default"/>
          <table:covered-table-cell table:number-columns-repeated="510"/>
          <table:table-cell table:style-name="ce3" office:value-type="string" calcext:value-type="string">
            <text:p><text:a xlink:href="javascript:void(0);" xlink:type="simple">- </text:a> </text:p>
          </table:table-cell>
          <table:table-cell table:style-name="ce3" office:value-type="string" calcext:value-type="string">
            <text:p>TV </text:p>
          </table:table-cell>
          <table:table-cell table:style-name="ce3" office:value-type="string" calcext:value-type="string">
            <text:p><text:a xlink:href="javascript:void(0);" xlink:type="simple">-/25 </text:a> <text:a xlink:href="javascript:void(0);" xlink:type="simple">+ </text:a> </text:p>
          </table:table-cell>
          <table:table-cell table:style-name="ce5" office:value-type="string" calcext:value-type="string">
            <text:p><text:a xlink:href="javascript:void(0);" xlink:type="simple">edit</text:a> </text:p>
          </table:table-cell>
          <table:table-cell table:style-name="ce3" office:value-type="string" calcext:value-type="string">
            <text:p>Low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1:14:20.671050975</meta:creation-date>
    <dc:date>2018-06-24T11:16:08.520712471</dc:date>
    <meta:editing-duration>PT1M48S</meta:editing-duration>
    <meta:editing-cycles>2</meta:editing-cycles>
    <meta:generator>LibreOffice/6.0.3.2$Linux_X86_64 LibreOffice_project/00m0$Build-2</meta:generator>
    <meta:document-statistic meta:table-count="1" meta:cell-count="1627" meta:object-count="0"/>
  </office:meta>
</office:document-meta>
</file>